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956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931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1"/>
        <table:table-column table:style-name="co5" table:default-cell-style-name="ce2"/>
        <table:table-column table:style-name="co4" table:default-cell-style-name="ce2" table:number-columns-repeated="232"/>
        <table:table-column table:style-name="co4" table:default-cell-style-name="Default" table:number-columns-repeated="767"/>
        <table:table-row table:style-name="ro1">
          <table:table-cell ns41:value-type="string" table:style-name="TL Title" office:value-type="string">
            <text:p>Tabel 5: Opgave van het aantal krachtswerktuigen in de onderscheidene beroepsklassen gebezigd.</text:p>
          </table:table-cell>
          <table:table-cell table:style-name="ce7" table:number-columns-repeated="24"/>
          <table:table-cell table:style-name="ce18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Property" office:value-type="string">
            <text:p>GEMEENTEN</text:p>
          </table:table-cell>
          <table:table-cell ns41:value-type="string" table:style-name="TL RowProperty" office:value-type="string">
            <text:p>Gedreven door</text:p>
          </table:table-cell>
          <table:table-cell table:style-name="ce13"/>
          <table:table-cell ns41:value-type="string" table:style-name="TL ColHeader" office:value-type="string">
            <text:p>I</text:p>
          </table:table-cell>
          <table:table-cell ns41:value-type="string" table:style-name="TL ColHeader" office:value-type="string">
            <text:p>II</text:p>
          </table:table-cell>
          <table:table-cell ns41:value-type="string" table:style-name="TL ColHeader" office:value-type="string">
            <text:p>III</text:p>
          </table:table-cell>
          <table:table-cell ns41:value-type="string" table:style-name="TL ColHeader" office:value-type="string">
            <text:p>IV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VI</text:p>
          </table:table-cell>
          <table:table-cell ns41:value-type="string" table:style-name="TL ColHeader" office:value-type="string">
            <text:p>VII</text:p>
          </table:table-cell>
          <table:table-cell ns41:value-type="string" table:style-name="TL ColHeader" office:value-type="string">
            <text:p>VIII</text:p>
          </table:table-cell>
          <table:table-cell ns41:value-type="string" table:style-name="TL ColHeader" office:value-type="string">
            <text:p>IX</text:p>
          </table:table-cell>
          <table:table-cell ns41:value-type="string" table:style-name="TL ColHeader" office:value-type="string">
            <text:p>X</text:p>
          </table:table-cell>
          <table:table-cell ns41:value-type="string" table:style-name="TL ColHeader" office:value-type="string">
            <text:p>XI</text:p>
          </table:table-cell>
          <table:table-cell ns41:value-type="string" table:style-name="TL ColHeader" office:value-type="string">
            <text:p>XII</text:p>
          </table:table-cell>
          <table:table-cell ns41:value-type="string" table:style-name="TL ColHeader" office:value-type="string">
            <text:p>XIII</text:p>
          </table:table-cell>
          <table:table-cell ns41:value-type="string" table:style-name="TL ColHeader" office:value-type="string">
            <text:p>XIV</text:p>
          </table:table-cell>
          <table:table-cell ns41:value-type="string" table:style-name="TL ColHeader" office:value-type="string">
            <text:p>XV</text:p>
          </table:table-cell>
          <table:table-cell ns41:value-type="string" table:style-name="TL ColHeader" office:value-type="string">
            <text:p>XVI</text:p>
          </table:table-cell>
          <table:table-cell ns41:value-type="string" table:style-name="TL ColHeader" office:value-type="string">
            <text:p>XVII</text:p>
          </table:table-cell>
          <table:table-cell ns41:value-type="string" table:style-name="TL ColHeader" office:value-type="string">
            <text:p>XVIII</text:p>
          </table:table-cell>
          <table:table-cell ns41:value-type="string" table:style-name="TL ColHeader" office:value-type="string">
            <text:p>XIX</text:p>
          </table:table-cell>
          <table:table-cell ns41:value-type="string" table:style-name="TL ColHeader" office:value-type="string">
            <text:p>XX</text:p>
          </table:table-cell>
          <table:table-cell ns41:value-type="string" table:style-name="TL ColHeader" office:value-type="string">
            <text:p>XXXIII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Imagenr</text:p>
          </table:table-cell>
          <table:table-cell table:style-name="ce13" table:number-columns-repeated="998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HRowHeader" office:value-type="string">
            <text:p>Areen en Veld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]+[.W5]+[.V5]+[.U5]+[.T5]+[.S5]+[.R5]+[.Q5]+[.P5]+[.O5]+[.N5]+[.M5]+[.L5]+[.K5]+[.J5]+[.I5]+[.H5]+[.G5]+[.F5]+[.E5]+[.D5]" ns41:value-type="float" table:style-name="TL Data" office:value-type="float" office:value="1">
            <text:p>1</text:p>
          </table:table-cell>
          <table:table-cell ns41:value-type="float" table:style-name="TL Metadata" office:value="340183" office:value-type="float">
            <text:p>340183</text:p>
          </table:table-cell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 table:style-name="ce14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]+[.W7]+[.V7]+[.U7]+[.T7]+[.S7]+[.R7]+[.Q7]+[.P7]+[.O7]+[.N7]+[.M7]+[.L7]+[.K7]+[.J7]+[.I7]+[.H7]+[.G7]+[.F7]+[.E7]+[.D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aex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egden</text:p>
          </table:table-cell>
          <table:table-cell ns41:value-type="string" table:style-name="TL HRowHeader" office:value-type="string">
            <text:p>Wind</text:p>
          </table:table-cell>
          <table:table-cell table:style-name="ce14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]+[.W9]+[.V9]+[.U9]+[.T9]+[.S9]+[.R9]+[.Q9]+[.P9]+[.O9]+[.N9]+[.M9]+[.L9]+[.K9]+[.J9]+[.I9]+[.H9]+[.G9]+[.F9]+[.E9]+[.D9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e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es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]+[.W12]+[.V12]+[.U12]+[.T12]+[.S12]+[.R12]+[.Q12]+[.P12]+[.O12]+[.N12]+[.M12]+[.L12]+[.K12]+[.J12]+[.I12]+[.H12]+[.G12]+[.F12]+[.E12]+[.D1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]+[.W13]+[.V13]+[.U13]+[.T13]+[.S13]+[.R13]+[.Q13]+[.P13]+[.O13]+[.N13]+[.M13]+[.L13]+[.K13]+[.J13]+[.I13]+[.H13]+[.G13]+[.F13]+[.E13]+[.D1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rg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erg en Terblij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orghar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or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]+[.W17]+[.V17]+[.U17]+[.T17]+[.S17]+[.R17]+[.Q17]+[.P17]+[.O17]+[.N17]+[.M17]+[.L17]+[.K17]+[.J17]+[.I17]+[.H17]+[.G17]+[.F17]+[.E17]+[.D17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roekhuiz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]+[.W18]+[.V18]+[.U18]+[.T18]+[.S18]+[.R18]+[.Q18]+[.P18]+[.O18]+[.N18]+[.M18]+[.L18]+[.K18]+[.J18]+[.I18]+[.H18]+[.G18]+[.F18]+[.E18]+[.D1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runssum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]+[.W19]+[.V19]+[.U19]+[.T19]+[.S19]+[.R19]+[.Q19]+[.P19]+[.O19]+[.N19]+[.M19]+[.L19]+[.K19]+[.J19]+[.I19]+[.H19]+[.G19]+[.F19]+[.E19]+[.D19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uggenu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Bund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ch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22]+[.W22]+[.V22]+[.U22]+[.T22]+[.S22]+[.R22]+[.Q22]+[.P22]+[.O22]+[.N22]+[.M22]+[.L22]+[.K22]+[.J22]+[.I22]+[.H22]+[.G22]+[.F22]+[.E22]+[.D2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3]+[.W23]+[.V23]+[.U23]+[.T23]+[.S23]+[.R23]+[.Q23]+[.P23]+[.O23]+[.N23]+[.M23]+[.L23]+[.K23]+[.J23]+[.I23]+[.H23]+[.G23]+[.F23]+[.E23]+[.D23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Eijsd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5]+[.W25]+[.V25]+[.U25]+[.T25]+[.S25]+[.R25]+[.Q25]+[.P25]+[.O25]+[.N25]+[.M25]+[.L25]+[.K25]+[.J25]+[.I25]+[.H25]+[.G25]+[.F25]+[.E25]+[.D25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ennep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6]+[.W26]+[.V26]+[.U26]+[.T26]+[.S26]+[.R26]+[.Q26]+[.P26]+[.O26]+[.N26]+[.M26]+[.L26]+[.K26]+[.J26]+[.I26]+[.H26]+[.G26]+[.F26]+[.E26]+[.D26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eull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9]+[.W29]+[.V29]+[.U29]+[.T29]+[.S29]+[.R29]+[.Q29]+[.P29]+[.O29]+[.N29]+[.M29]+[.L29]+[.K29]+[.J29]+[.I29]+[.H29]+[.G29]+[.F29]+[.E29]+[.D29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rathem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1]+[.W31]+[.V31]+[.U31]+[.T31]+[.S31]+[.R31]+[.Q31]+[.P31]+[.O31]+[.N31]+[.M31]+[.L31]+[.K31]+[.J31]+[.I31]+[.H31]+[.G31]+[.F31]+[.E31]+[.D31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revenbich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32]+[.W32]+[.V32]+[.U32]+[.T32]+[.S32]+[.R32]+[.Q32]+[.P32]+[.O32]+[.N32]+[.M32]+[.L32]+[.K32]+[.J32]+[.I32]+[.H32]+[.G32]+[.F32]+[.E32]+[.D3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ronsveld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3]+[.W33]+[.V33]+[.U33]+[.T33]+[.S33]+[.R33]+[.Q33]+[.P33]+[.O33]+[.N33]+[.M33]+[.L33]+[.K33]+[.J33]+[.I33]+[.H33]+[.G33]+[.F33]+[.E33]+[.D33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rubbenvorst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4]+[.W34]+[.V34]+[.U34]+[.T34]+[.S34]+[.R34]+[.Q34]+[.P34]+[.O34]+[.N34]+[.M34]+[.L34]+[.K34]+[.J34]+[.I34]+[.H34]+[.G34]+[.F34]+[.E34]+[.D3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5]+[.W35]+[.V35]+[.U35]+[.T35]+[.S35]+[.R35]+[.Q35]+[.P35]+[.O35]+[.N35]+[.M35]+[.L35]+[.K35]+[.J35]+[.I35]+[.H35]+[.G35]+[.F35]+[.E35]+[.D3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Gulp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ael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7]+[.W37]+[.V37]+[.U37]+[.T37]+[.S37]+[.R37]+[.Q37]+[.P37]+[.O37]+[.N37]+[.M37]+[.L37]+[.K37]+[.J37]+[.I37]+[.H37]+[.G37]+[.F37]+[.E37]+[.D3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erl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formula="of:=[.X39]+[.W39]+[.V39]+[.U39]+[.T39]+[.S39]+[.R39]+[.Q39]+[.P39]+[.O39]+[.N39]+[.M39]+[.L39]+[.K39]+[.J39]+[.I39]+[.H39]+[.G39]+[.F39]+[.E39]+[.D39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0]+[.W40]+[.V40]+[.U40]+[.T40]+[.S40]+[.R40]+[.Q40]+[.P40]+[.O40]+[.N40]+[.M40]+[.L40]+[.K40]+[.J40]+[.I40]+[.H40]+[.G40]+[.F40]+[.E40]+[.D40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ijthuiz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1]+[.W41]+[.V41]+[.U41]+[.T41]+[.S41]+[.R41]+[.Q41]+[.P41]+[.O41]+[.N41]+[.M41]+[.L41]+[.K41]+[.J41]+[.I41]+[.H41]+[.G41]+[.F41]+[.E41]+[.D41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X42]+[.W42]+[.V42]+[.U42]+[.T42]+[.S42]+[.R42]+[.Q42]+[.P42]+[.O42]+[.N42]+[.M42]+[.L42]+[.K42]+[.J42]+[.I42]+[.H42]+[.G42]+[.F42]+[.E42]+[.D4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eld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44]+[.W44]+[.V44]+[.U44]+[.T44]+[.S44]+[.R44]+[.Q44]+[.P44]+[.O44]+[.N44]+[.M44]+[.L44]+[.K44]+[.J44]+[.I44]+[.H44]+[.G44]+[.F44]+[.E44]+[.D44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TL Data" office:value-type="float" office:value="6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oensbroe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6]+[.W46]+[.V46]+[.U46]+[.T46]+[.S46]+[.R46]+[.Q46]+[.P46]+[.O46]+[.N46]+[.M46]+[.L46]+[.K46]+[.J46]+[.I46]+[.H46]+[.G46]+[.F46]+[.E46]+[.D4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or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8]+[.W48]+[.V48]+[.U48]+[.T48]+[.S48]+[.R48]+[.Q48]+[.P48]+[.O48]+[.N48]+[.M48]+[.L48]+[.K48]+[.J48]+[.I48]+[.H48]+[.G48]+[.F48]+[.E48]+[.D48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ors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49]+[.W49]+[.V49]+[.U49]+[.T49]+[.S49]+[.R49]+[.Q49]+[.P49]+[.O49]+[.N49]+[.M49]+[.L49]+[.K49]+[.J49]+[.I49]+[.H49]+[.G49]+[.F49]+[.E49]+[.D49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0]+[.W50]+[.V50]+[.U50]+[.T50]+[.S50]+[.R50]+[.Q50]+[.P50]+[.O50]+[.N50]+[.M50]+[.L50]+[.K50]+[.J50]+[.I50]+[.H50]+[.G50]+[.F50]+[.E50]+[.D5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Hunsel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Ittervoort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3]+[.W53]+[.V53]+[.U53]+[.T53]+[.S53]+[.R53]+[.Q53]+[.P53]+[.O53]+[.N53]+[.M53]+[.L53]+[.K53]+[.J53]+[.I53]+[.H53]+[.G53]+[.F53]+[.E53]+[.D53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Jabeek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4]+[.W54]+[.V54]+[.U54]+[.T54]+[.S54]+[.R54]+[.Q54]+[.P54]+[.O54]+[.N54]+[.M54]+[.L54]+[.K54]+[.J54]+[.I54]+[.H54]+[.G54]+[.F54]+[.E54]+[.D5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Kerkrad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55]+[.W55]+[.V55]+[.U55]+[.T55]+[.S55]+[.R55]+[.Q55]+[.P55]+[.O55]+[.N55]+[.M55]+[.L55]+[.K55]+[.J55]+[.I55]+[.H55]+[.G55]+[.F55]+[.E55]+[.D5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table:formula="of:=[.X56]+[.W56]+[.V56]+[.U56]+[.T56]+[.S56]+[.R56]+[.Q56]+[.P56]+[.O56]+[.N56]+[.M56]+[.L56]+[.K56]+[.J56]+[.I56]+[.H56]+[.G56]+[.F56]+[.E56]+[.D56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Kess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Limbricht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8]+[.W58]+[.V58]+[.U58]+[.T58]+[.S58]+[.R58]+[.Q58]+[.P58]+[.O58]+[.N58]+[.M58]+[.L58]+[.K58]+[.J58]+[.I58]+[.H58]+[.G58]+[.F58]+[.E58]+[.D5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Linn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0]+[.W60]+[.V60]+[.U60]+[.T60]+[.S60]+[.R60]+[.Q60]+[.P60]+[.O60]+[.N60]+[.M60]+[.L60]+[.K60]+[.J60]+[.I60]+[.H60]+[.G60]+[.F60]+[.E60]+[.D6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aasbrach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aasbre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2]+[.W62]+[.V62]+[.U62]+[.T62]+[.S62]+[.R62]+[.Q62]+[.P62]+[.O62]+[.N62]+[.M62]+[.L62]+[.K62]+[.J62]+[.I62]+[.H62]+[.G62]+[.F62]+[.E62]+[.D6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3]+[.W63]+[.V63]+[.U63]+[.T63]+[.S63]+[.R63]+[.Q63]+[.P63]+[.O63]+[.N63]+[.M63]+[.L63]+[.K63]+[.J63]+[.I63]+[.H63]+[.G63]+[.F63]+[.E63]+[.D63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table:formula="of:=[.X64]+[.W64]+[.V64]+[.U64]+[.T64]+[.S64]+[.R64]+[.Q64]+[.P64]+[.O64]+[.N64]+[.M64]+[.L64]+[.K64]+[.J64]+[.I64]+[.H64]+[.G64]+[.F64]+[.E64]+[.D64]" ns41:value-type="float" table:style-name="TL Data" office:value-type="float" office:value="7">
            <text:p>7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aasnie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6]+[.W66]+[.V66]+[.U66]+[.T66]+[.S66]+[.R66]+[.Q66]+[.P66]+[.O66]+[.N66]+[.M66]+[.L66]+[.K66]+[.J66]+[.I66]+[.H66]+[.G66]+[.F66]+[.E66]+[.D66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aastricht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X67]+[.W67]+[.V67]+[.U67]+[.T67]+[.S67]+[.R67]+[.Q67]+[.P67]+[.O67]+[.N67]+[.M67]+[.L67]+[.K67]+[.J67]+[.I67]+[.H67]+[.G67]+[.F67]+[.E67]+[.D67]" ns41:value-type="float" table:style-name="TL Data" office:value-type="float" office:value="56">
            <text:p>56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68]+[.W68]+[.V68]+[.U68]+[.T68]+[.S68]+[.R68]+[.Q68]+[.P68]+[.O68]+[.N68]+[.M68]+[.L68]+[.K68]+[.J68]+[.I68]+[.H68]+[.G68]+[.F68]+[.E68]+[.D68]" ns41:value-type="float" table:style-name="TL Data" office:value-type="float" office:value="7">
            <text:p>7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9]+[.W69]+[.V69]+[.U69]+[.T69]+[.S69]+[.R69]+[.Q69]+[.P69]+[.O69]+[.N69]+[.M69]+[.L69]+[.K69]+[.J69]+[.I69]+[.H69]+[.G69]+[.F69]+[.E69]+[.D69]" ns41:value-type="float" table:style-name="TL Data" office:value-type="float" office:value="4">
            <text:p>4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eerlo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0]+[.W70]+[.V70]+[.U70]+[.T70]+[.S70]+[.R70]+[.Q70]+[.P70]+[.O70]+[.N70]+[.M70]+[.L70]+[.K70]+[.J70]+[.I70]+[.H70]+[.G70]+[.F70]+[.E70]+[.D70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eers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eij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3]+[.W73]+[.V73]+[.U73]+[.T73]+[.S73]+[.R73]+[.Q73]+[.P73]+[.O73]+[.N73]+[.M73]+[.L73]+[.K73]+[.J73]+[.I73]+[.H73]+[.G73]+[.F73]+[.E73]+[.D73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elich en Herkenbosch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4]+[.W74]+[.V74]+[.U74]+[.T74]+[.S74]+[.R74]+[.Q74]+[.P74]+[.O74]+[.N74]+[.M74]+[.L74]+[.K74]+[.J74]+[.I74]+[.H74]+[.G74]+[.F74]+[.E74]+[.D7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esch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5]+[.W75]+[.V75]+[.U75]+[.T75]+[.S75]+[.R75]+[.Q75]+[.P75]+[.O75]+[.N75]+[.M75]+[.L75]+[.K75]+[.J75]+[.I75]+[.H75]+[.G75]+[.F75]+[.E75]+[.D7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heer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6]+[.W76]+[.V76]+[.U76]+[.T76]+[.S76]+[.R76]+[.Q76]+[.P76]+[.O76]+[.N76]+[.M76]+[.L76]+[.K76]+[.J76]+[.I76]+[.H76]+[.G76]+[.F76]+[.E76]+[.D7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ontfor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7]+[.W77]+[.V77]+[.U77]+[.T77]+[.S77]+[.R77]+[.Q77]+[.P77]+[.O77]+[.N77]+[.M77]+[.L77]+[.K77]+[.J77]+[.I77]+[.H77]+[.G77]+[.F77]+[.E77]+[.D7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oo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78]+[.W78]+[.V78]+[.U78]+[.T78]+[.S78]+[.R78]+[.Q78]+[.P78]+[.O78]+[.N78]+[.M78]+[.L78]+[.K78]+[.J78]+[.I78]+[.H78]+[.G78]+[.F78]+[.E78]+[.D7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9]+[.W79]+[.V79]+[.U79]+[.T79]+[.S79]+[.R79]+[.Q79]+[.P79]+[.O79]+[.N79]+[.M79]+[.L79]+[.K79]+[.J79]+[.I79]+[.H79]+[.G79]+[.F79]+[.E79]+[.D79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Munstergele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0]+[.W80]+[.V80]+[.U80]+[.T80]+[.S80]+[.R80]+[.Q80]+[.P80]+[.O80]+[.N80]+[.M80]+[.L80]+[.K80]+[.J80]+[.I80]+[.H80]+[.G80]+[.F80]+[.E80]+[.D8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ederweer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table:formula="of:=[.X81]+[.W81]+[.V81]+[.U81]+[.T81]+[.S81]+[.R81]+[.Q81]+[.P81]+[.O81]+[.N81]+[.M81]+[.L81]+[.K81]+[.J81]+[.I81]+[.H81]+[.G81]+[.F81]+[.E81]+[.D81]" ns41:value-type="float" table:style-name="TL Data" office:value-type="float" office:value="11">
            <text:p>1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table:style-name="TL HRowHeader"/>
          <table:table-cell/>
          <table:table-cell table:style-name="TL Data"/>
          <table:table-cell table:style-name="TL Data" table:number-columns-repeated="20"/>
          <table:table-cell table:formula="of:=[.X82]+[.W82]+[.V82]+[.U82]+[.T82]+[.S82]+[.R82]+[.Q82]+[.P82]+[.O82]+[.N82]+[.M82]+[.L82]+[.K82]+[.J82]+[.I82]+[.H82]+[.G82]+[.F82]+[.E82]+[.D82]" ns41:value-type="float" table:style-name="TL Data" office:value-type="float" office:value="0">
            <text:p>0</text:p>
          </table:table-cell>
          <table:table-cell ns41:value-type="float" table:style-name="TL Metadata" office:value="330184" office:value-type="float">
            <text:p>330184</text:p>
          </table:table-cell>
          <table:table-cell table:number-columns-repeated="998"/>
        </table:table-row>
        <table:table-row table:style-name="ro3">
          <table:table-cell ns41:value-type="string" table:style-name="TL HRowHeader" office:value-type="string">
            <text:p>Neer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83]+[.W83]+[.V83]+[.U83]+[.T83]+[.S83]+[.R83]+[.Q83]+[.P83]+[.O83]+[.N83]+[.M83]+[.L83]+[.K83]+[.J83]+[.I83]+[.H83]+[.G83]+[.F83]+[.E83]+[.D83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eeritter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4]+[.W84]+[.V84]+[.U84]+[.T84]+[.S84]+[.R84]+[.Q84]+[.P84]+[.O84]+[.N84]+[.M84]+[.L84]+[.K84]+[.J84]+[.I84]+[.H84]+[.G84]+[.F84]+[.E84]+[.D8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ieuwstad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5]+[.W85]+[.V85]+[.U85]+[.T85]+[.S85]+[.R85]+[.Q85]+[.P85]+[.O85]+[.N85]+[.M85]+[.L85]+[.K85]+[.J85]+[.I85]+[.H85]+[.G85]+[.F85]+[.E85]+[.D85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umhem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6]+[.W86]+[.V86]+[.U86]+[.T86]+[.S86]+[.R86]+[.Q86]+[.P86]+[.O86]+[.N86]+[.M86]+[.L86]+[.K86]+[.J86]+[.I86]+[.H86]+[.G86]+[.F86]+[.E86]+[.D86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Nuth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7]+[.W87]+[.V87]+[.U87]+[.T87]+[.S87]+[.R87]+[.Q87]+[.P87]+[.O87]+[.N87]+[.M87]+[.L87]+[.K87]+[.J87]+[.I87]+[.H87]+[.G87]+[.F87]+[.E87]+[.D8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bbicht en Papenhov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8]+[.W88]+[.V88]+[.U88]+[.T88]+[.S88]+[.R88]+[.Q88]+[.P88]+[.O88]+[.N88]+[.M88]+[.L88]+[.K88]+[.J88]+[.I88]+[.H88]+[.G88]+[.F88]+[.E88]+[.D8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irsbee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9]+[.W89]+[.V89]+[.U89]+[.T89]+[.S89]+[.R89]+[.Q89]+[.P89]+[.O89]+[.N89]+[.M89]+[.L89]+[.K89]+[.J89]+[.I89]+[.H89]+[.G89]+[.F89]+[.E89]+[.D89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0]+[.W90]+[.V90]+[.U90]+[.T90]+[.S90]+[.R90]+[.Q90]+[.P90]+[.O90]+[.N90]+[.M90]+[.L90]+[.K90]+[.J90]+[.I90]+[.H90]+[.G90]+[.F90]+[.E90]+[.D90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ttersu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91]+[.W91]+[.V91]+[.U91]+[.T91]+[.S91]+[.R91]+[.Q91]+[.P91]+[.O91]+[.N91]+[.M91]+[.L91]+[.K91]+[.J91]+[.I91]+[.H91]+[.G91]+[.F91]+[.E91]+[.D91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ud-Valkenburg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2]+[.W92]+[.V92]+[.U92]+[.T92]+[.S92]+[.R92]+[.Q92]+[.P92]+[.O92]+[.N92]+[.M92]+[.L92]+[.K92]+[.J92]+[.I92]+[.H92]+[.G92]+[.F92]+[.E92]+[.D92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Oud-Vroenhov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3]+[.W93]+[.V93]+[.U93]+[.T93]+[.S93]+[.R93]+[.Q93]+[.P93]+[.O93]+[.N93]+[.M93]+[.L93]+[.K93]+[.J93]+[.I93]+[.H93]+[.G93]+[.F93]+[.E93]+[.D93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4]+[.W94]+[.V94]+[.U94]+[.T94]+[.S94]+[.R94]+[.Q94]+[.P94]+[.O94]+[.N94]+[.M94]+[.L94]+[.K94]+[.J94]+[.I94]+[.H94]+[.G94]+[.F94]+[.E94]+[.D9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Pieter (St.)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5]+[.W95]+[.V95]+[.U95]+[.T95]+[.S95]+[.R95]+[.Q95]+[.P95]+[.O95]+[.N95]+[.M95]+[.L95]+[.K95]+[.J95]+[.I95]+[.H95]+[.G95]+[.F95]+[.E95]+[.D9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Posterhol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6]+[.W96]+[.V96]+[.U96]+[.T96]+[.S96]+[.R96]+[.Q96]+[.P96]+[.O96]+[.N96]+[.M96]+[.L96]+[.K96]+[.J96]+[.I96]+[.H96]+[.G96]+[.F96]+[.E96]+[.D96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Roermond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97]+[.W97]+[.V97]+[.U97]+[.T97]+[.S97]+[.R97]+[.Q97]+[.P97]+[.O97]+[.N97]+[.M97]+[.L97]+[.K97]+[.J97]+[.I97]+[.H97]+[.G97]+[.F97]+[.E97]+[.D97]" ns41:value-type="float" table:style-name="TL Data" office:value-type="float" office:value="12">
            <text:p>1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98]+[.W98]+[.V98]+[.U98]+[.T98]+[.S98]+[.R98]+[.Q98]+[.P98]+[.O98]+[.N98]+[.M98]+[.L98]+[.K98]+[.J98]+[.I98]+[.H98]+[.G98]+[.F98]+[.E98]+[.D98]" ns41:value-type="float" table:style-name="TL Data" office:value-type="float" office:value="9">
            <text:p>9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9]+[.W99]+[.V99]+[.U99]+[.T99]+[.S99]+[.R99]+[.Q99]+[.P99]+[.O99]+[.N99]+[.M99]+[.L99]+[.K99]+[.J99]+[.I99]+[.H99]+[.G99]+[.F99]+[.E99]+[.D99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0]+[.W100]+[.V100]+[.U100]+[.T100]+[.S100]+[.R100]+[.Q100]+[.P100]+[.O100]+[.N100]+[.M100]+[.L100]+[.K100]+[.J100]+[.I100]+[.H100]+[.G100]+[.F100]+[.E100]+[.D100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Rogge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1]+[.W101]+[.V101]+[.U101]+[.T101]+[.S101]+[.R101]+[.Q101]+[.P101]+[.O101]+[.N101]+[.M101]+[.L101]+[.K101]+[.J101]+[.I101]+[.H101]+[.G101]+[.F101]+[.E101]+[.D10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Rooster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2]+[.W102]+[.V102]+[.U102]+[.T102]+[.S102]+[.R102]+[.Q102]+[.P102]+[.O102]+[.N102]+[.M102]+[.L102]+[.K102]+[.J102]+[.I102]+[.H102]+[.G102]+[.F102]+[.E102]+[.D10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chimmer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3]+[.W103]+[.V103]+[.U103]+[.T103]+[.S103]+[.R103]+[.Q103]+[.P103]+[.O103]+[.N103]+[.M103]+[.L103]+[.K103]+[.J103]+[.I103]+[.H103]+[.G103]+[.F103]+[.E103]+[.D10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chimm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4]+[.W104]+[.V104]+[.U104]+[.T104]+[.S104]+[.R104]+[.Q104]+[.P104]+[.O104]+[.N104]+[.M104]+[.L104]+[.K104]+[.J104]+[.I104]+[.H104]+[.G104]+[.F104]+[.E104]+[.D10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chinveld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5]+[.W105]+[.V105]+[.U105]+[.T105]+[.S105]+[.R105]+[.Q105]+[.P105]+[.O105]+[.N105]+[.M105]+[.L105]+[.K105]+[.J105]+[.I105]+[.H105]+[.G105]+[.F105]+[.E105]+[.D10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evenum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impelveld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ittard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9]+[.W109]+[.V109]+[.U109]+[.T109]+[.S109]+[.R109]+[.Q109]+[.P109]+[.O109]+[.N109]+[.M109]+[.L109]+[.K109]+[.J109]+[.I109]+[.H109]+[.G109]+[.F109]+[.E109]+[.D109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0]+[.W110]+[.V110]+[.U110]+[.T110]+[.S110]+[.R110]+[.Q110]+[.P110]+[.O110]+[.N110]+[.M110]+[.L110]+[.K110]+[.J110]+[.I110]+[.H110]+[.G110]+[.F110]+[.E110]+[.D11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11]+[.W111]+[.V111]+[.U111]+[.T111]+[.S111]+[.R111]+[.Q111]+[.P111]+[.O111]+[.N111]+[.M111]+[.L111]+[.K111]+[.J111]+[.I111]+[.H111]+[.G111]+[.F111]+[.E111]+[.D111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lenak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2]+[.W112]+[.V112]+[.U112]+[.T112]+[.S112]+[.R112]+[.Q112]+[.P112]+[.O112]+[.N112]+[.M112]+[.L112]+[.K112]+[.J112]+[.I112]+[.H112]+[.G112]+[.F112]+[.E112]+[.D11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paubeek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113]+[.W113]+[.V113]+[.U113]+[.T113]+[.S113]+[.R113]+[.Q113]+[.P113]+[.O113]+[.N113]+[.M113]+[.L113]+[.K113]+[.J113]+[.I113]+[.H113]+[.G113]+[.F113]+[.E113]+[.D113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tei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4]+[.W114]+[.V114]+[.U114]+[.T114]+[.S114]+[.R114]+[.Q114]+[.P114]+[.O114]+[.N114]+[.M114]+[.L114]+[.K114]+[.J114]+[.I114]+[.H114]+[.G114]+[.F114]+[.E114]+[.D11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5]+[.W115]+[.V115]+[.U115]+[.T115]+[.S115]+[.R115]+[.Q115]+[.P115]+[.O115]+[.N115]+[.M115]+[.L115]+[.K115]+[.J115]+[.I115]+[.H115]+[.G115]+[.F115]+[.E115]+[.D11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tevensweert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6]+[.W116]+[.V116]+[.U116]+[.T116]+[.S116]+[.R116]+[.Q116]+[.P116]+[.O116]+[.N116]+[.M116]+[.L116]+[.K116]+[.J116]+[.I116]+[.H116]+[.G116]+[.F116]+[.E116]+[.D11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uster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7]+[.W117]+[.V117]+[.U117]+[.T117]+[.S117]+[.R117]+[.Q117]+[.P117]+[.O117]+[.N117]+[.M117]+[.L117]+[.K117]+[.J117]+[.I117]+[.H117]+[.G117]+[.F117]+[.E117]+[.D117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8]+[.W118]+[.V118]+[.U118]+[.T118]+[.S118]+[.R118]+[.Q118]+[.P118]+[.O118]+[.N118]+[.M118]+[.L118]+[.K118]+[.J118]+[.I118]+[.H118]+[.G118]+[.F118]+[.E118]+[.D118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Swalm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9]+[.W119]+[.V119]+[.U119]+[.T119]+[.S119]+[.R119]+[.Q119]+[.P119]+[.O119]+[.N119]+[.M119]+[.L119]+[.K119]+[.J119]+[.I119]+[.H119]+[.G119]+[.F119]+[.E119]+[.D119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0]+[.W120]+[.V120]+[.U120]+[.T120]+[.S120]+[.R120]+[.Q120]+[.P120]+[.O120]+[.N120]+[.M120]+[.L120]+[.K120]+[.J120]+[.I120]+[.H120]+[.G120]+[.F120]+[.E120]+[.D12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1]+[.W121]+[.V121]+[.U121]+[.T121]+[.S121]+[.R121]+[.Q121]+[.P121]+[.O121]+[.N121]+[.M121]+[.L121]+[.K121]+[.J121]+[.I121]+[.H121]+[.G121]+[.F121]+[.E121]+[.D121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egelen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22]+[.W122]+[.V122]+[.U122]+[.T122]+[.S122]+[.R122]+[.Q122]+[.P122]+[.O122]+[.N122]+[.M122]+[.L122]+[.K122]+[.J122]+[.I122]+[.H122]+[.G122]+[.F122]+[.E122]+[.D122]" ns41:value-type="float" table:style-name="TL Data" office:value-type="float" office:value="9">
            <text:p>9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123]+[.W123]+[.V123]+[.U123]+[.T123]+[.S123]+[.R123]+[.Q123]+[.P123]+[.O123]+[.N123]+[.M123]+[.L123]+[.K123]+[.J123]+[.I123]+[.H123]+[.G123]+[.F123]+[.E123]+[.D12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hor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4]+[.W124]+[.V124]+[.U124]+[.T124]+[.S124]+[.R124]+[.Q124]+[.P124]+[.O124]+[.N124]+[.M124]+[.L124]+[.K124]+[.J124]+[.I124]+[.H124]+[.G124]+[.F124]+[.E124]+[.D12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5]+[.W125]+[.V125]+[.U125]+[.T125]+[.S125]+[.R125]+[.Q125]+[.P125]+[.O125]+[.N125]+[.M125]+[.L125]+[.K125]+[.J125]+[.I125]+[.H125]+[.G125]+[.F125]+[.E125]+[.D125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Ulestrat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26]+[.W126]+[.V126]+[.U126]+[.T126]+[.S126]+[.R126]+[.Q126]+[.P126]+[.O126]+[.N126]+[.M126]+[.L126]+[.K126]+[.J126]+[.I126]+[.H126]+[.G126]+[.F126]+[.E126]+[.D126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Urmond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7]+[.W127]+[.V127]+[.U127]+[.T127]+[.S127]+[.R127]+[.Q127]+[.P127]+[.O127]+[.N127]+[.M127]+[.L127]+[.K127]+[.J127]+[.I127]+[.H127]+[.G127]+[.F127]+[.E127]+[.D12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aals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8]+[.W128]+[.V128]+[.U128]+[.T128]+[.S128]+[.R128]+[.Q128]+[.P128]+[.O128]+[.N128]+[.M128]+[.L128]+[.K128]+[.J128]+[.I128]+[.H128]+[.G128]+[.F128]+[.E128]+[.D128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129]+[.W129]+[.V129]+[.U129]+[.T129]+[.S129]+[.R129]+[.Q129]+[.P129]+[.O129]+[.N129]+[.M129]+[.L129]+[.K129]+[.J129]+[.I129]+[.H129]+[.G129]+[.F129]+[.E129]+[.D129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0]+[.W130]+[.V130]+[.U130]+[.T130]+[.S130]+[.R130]+[.Q130]+[.P130]+[.O130]+[.N130]+[.M130]+[.L130]+[.K130]+[.J130]+[.I130]+[.H130]+[.G130]+[.F130]+[.E130]+[.D130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alkenburg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1]+[.W131]+[.V131]+[.U131]+[.T131]+[.S131]+[.R131]+[.Q131]+[.P131]+[.O131]+[.N131]+[.M131]+[.L131]+[.K131]+[.J131]+[.I131]+[.H131]+[.G131]+[.F131]+[.E131]+[.D131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2]+[.W132]+[.V132]+[.U132]+[.T132]+[.S132]+[.R132]+[.Q132]+[.P132]+[.O132]+[.N132]+[.M132]+[.L132]+[.K132]+[.J132]+[.I132]+[.H132]+[.G132]+[.F132]+[.E132]+[.D132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enlo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33]+[.W133]+[.V133]+[.U133]+[.T133]+[.S133]+[.R133]+[.Q133]+[.P133]+[.O133]+[.N133]+[.M133]+[.L133]+[.K133]+[.J133]+[.I133]+[.H133]+[.G133]+[.F133]+[.E133]+[.D133]" ns41:value-type="float" table:style-name="TL Data" office:value-type="float" office:value="8">
            <text:p>8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4]+[.W134]+[.V134]+[.U134]+[.T134]+[.S134]+[.R134]+[.Q134]+[.P134]+[.O134]+[.N134]+[.M134]+[.L134]+[.K134]+[.J134]+[.I134]+[.H134]+[.G134]+[.F134]+[.E134]+[.D134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5]+[.W135]+[.V135]+[.U135]+[.T135]+[.S135]+[.R135]+[.Q135]+[.P135]+[.O135]+[.N135]+[.M135]+[.L135]+[.K135]+[.J135]+[.I135]+[.H135]+[.G135]+[.F135]+[.E135]+[.D135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6]+[.W136]+[.V136]+[.U136]+[.T136]+[.S136]+[.R136]+[.Q136]+[.P136]+[.O136]+[.N136]+[.M136]+[.L136]+[.K136]+[.J136]+[.I136]+[.H136]+[.G136]+[.F136]+[.E136]+[.D136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enray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7]+[.W137]+[.V137]+[.U137]+[.T137]+[.S137]+[.R137]+[.Q137]+[.P137]+[.O137]+[.N137]+[.M137]+[.L137]+[.K137]+[.J137]+[.I137]+[.H137]+[.G137]+[.F137]+[.E137]+[.D137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8]+[.W138]+[.V138]+[.U138]+[.T138]+[.S138]+[.R138]+[.Q138]+[.P138]+[.O138]+[.N138]+[.M138]+[.L138]+[.K138]+[.J138]+[.I138]+[.H138]+[.G138]+[.F138]+[.E138]+[.D13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9]+[.W139]+[.V139]+[.U139]+[.T139]+[.S139]+[.R139]+[.Q139]+[.P139]+[.O139]+[.N139]+[.M139]+[.L139]+[.K139]+[.J139]+[.I139]+[.H139]+[.G139]+[.F139]+[.E139]+[.D139]" ns41:value-type="float" table:style-name="TL Data" office:value-type="float" office:value="3">
            <text:p>3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40]+[.W140]+[.V140]+[.U140]+[.T140]+[.S140]+[.R140]+[.Q140]+[.P140]+[.O140]+[.N140]+[.M140]+[.L140]+[.K140]+[.J140]+[.I140]+[.H140]+[.G140]+[.F140]+[.E140]+[.D140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lodrop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1]+[.W141]+[.V141]+[.U141]+[.T141]+[.S141]+[.R141]+[.Q141]+[.P141]+[.O141]+[.N141]+[.M141]+[.L141]+[.K141]+[.J141]+[.I141]+[.H141]+[.G141]+[.F141]+[.E141]+[.D141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Voerendaal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2]+[.W142]+[.V142]+[.U142]+[.T142]+[.S142]+[.R142]+[.Q142]+[.P142]+[.O142]+[.N142]+[.M142]+[.L142]+[.K142]+[.J142]+[.I142]+[.H142]+[.G142]+[.F142]+[.E142]+[.D142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ansu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3]+[.W143]+[.V143]+[.U143]+[.T143]+[.S143]+[.R143]+[.Q143]+[.P143]+[.O143]+[.N143]+[.M143]+[.L143]+[.K143]+[.J143]+[.I143]+[.H143]+[.G143]+[.F143]+[.E143]+[.D143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eer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4]+[.W144]+[.V144]+[.U144]+[.T144]+[.S144]+[.R144]+[.Q144]+[.P144]+[.O144]+[.N144]+[.M144]+[.L144]+[.K144]+[.J144]+[.I144]+[.H144]+[.G144]+[.F144]+[.E144]+[.D144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145]+[.W145]+[.V145]+[.U145]+[.T145]+[.S145]+[.R145]+[.Q145]+[.P145]+[.O145]+[.N145]+[.M145]+[.L145]+[.K145]+[.J145]+[.I145]+[.H145]+[.G145]+[.F145]+[.E145]+[.D145]" ns41:value-type="float" table:style-name="TL Data" office:value-type="float" office:value="6">
            <text:p>6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essu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6]+[.W146]+[.V146]+[.U146]+[.T146]+[.S146]+[.R146]+[.Q146]+[.P146]+[.O146]+[.N146]+[.M146]+[.L146]+[.K146]+[.J146]+[.I146]+[.H146]+[.G146]+[.F146]+[.E146]+[.D146]" ns41:value-type="float" table:style-name="TL Data" office:value-type="float" office:value="2">
            <text:p>2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ijlre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7]+[.W147]+[.V147]+[.U147]+[.T147]+[.S147]+[.R147]+[.Q147]+[.P147]+[.O147]+[.N147]+[.M147]+[.L147]+[.K147]+[.J147]+[.I147]+[.H147]+[.G147]+[.F147]+[.E147]+[.D147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ijmandsrad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8]+[.W148]+[.V148]+[.U148]+[.T148]+[.S148]+[.R148]+[.Q148]+[.P148]+[.O148]+[.N148]+[.M148]+[.L148]+[.K148]+[.J148]+[.I148]+[.H148]+[.G148]+[.F148]+[.E148]+[.D148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Witt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49]+[.W149]+[.V149]+[.U149]+[.T149]+[.S149]+[.R149]+[.Q149]+[.P149]+[.O149]+[.N149]+[.M149]+[.L149]+[.K149]+[.J149]+[.I149]+[.H149]+[.G149]+[.F149]+[.E149]+[.D149]" ns41:value-type="float" table:style-name="TL Data" office:value-type="float" office:value="5">
            <text:p>5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0]+[.W150]+[.V150]+[.U150]+[.T150]+[.S150]+[.R150]+[.Q150]+[.P150]+[.O150]+[.N150]+[.M150]+[.L150]+[.K150]+[.J150]+[.I150]+[.H150]+[.G150]+[.F150]+[.E150]+[.D150]" ns41:value-type="float" table:style-name="TL Data" office:value-type="float" office:value="1">
            <text:p>1</text:p>
          </table:table-cell>
          <table:table-cell table:style-name="TL Metadata"/>
          <table:table-cell table:number-columns-repeated="998"/>
        </table:table-row>
        <table:table-row table:style-name="ro3">
          <table:table-cell table:style-name="TL HRowHeader"/>
          <table:table-cell table:style-name="TL HRowHeader"/>
          <table:table-cell/>
          <table:table-cell table:style-name="TL Data"/>
          <table:table-cell table:style-name="TL Data" table:number-columns-repeated="20"/>
          <table:table-cell table:formula="of:=[.X151]+[.W151]+[.V151]+[.U151]+[.T151]+[.S151]+[.R151]+[.Q151]+[.P151]+[.O151]+[.N151]+[.M151]+[.L151]+[.K151]+[.J151]+[.I151]+[.H151]+[.G151]+[.F151]+[.E151]+[.D151]" ns41:value-type="float" table:style-name="TL Data" office:value-type="float" office:value="0">
            <text:p>0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formula="of:=[.D144]+[.D137]+[.D133]+[.D131]+[.D128]+[.D126]+[.D122]+[.D119]+[.D114]+[.D109]+[.D106]+[.D97]+[.D93]+[.D89]+[.D78]+[.D70]+[.D67]+[.D65]+[.D62]+[.D55]+[.D49]+[.D46]+[.D44]+[.D41]+[.D38]+[.D26]+[.D22]+[.D12]+[.D10]+[.D5]" ns41:value-type="float" table:style-name="TL Data" office:value-type="float" office:value="8">
            <text:p>8</text:p>
          </table:table-cell>
          <table:table-cell table:formula="of:=[.E144]+[.E137]+[.E133]+[.E131]+[.E128]+[.E126]+[.E122]+[.E119]+[.E114]+[.E109]+[.E106]+[.E97]+[.E93]+[.E89]+[.E78]+[.E70]+[.E67]+[.E65]+[.E62]+[.E55]+[.E49]+[.E46]+[.E44]+[.E41]+[.E38]+[.E26]+[.E22]+[.E12]+[.E10]+[.E5]" ns41:value-type="float" table:style-name="TL Data" office:value="4" office:value-type="float">
            <text:p>4</text:p>
          </table:table-cell>
          <table:table-cell table:formula="of:=[.F144]+[.F137]+[.F133]+[.F131]+[.F128]+[.F126]+[.F122]+[.F119]+[.F114]+[.F109]+[.F106]+[.F97]+[.F93]+[.F89]+[.F78]+[.F70]+[.F67]+[.F65]+[.F62]+[.F55]+[.F49]+[.F46]+[.F44]+[.F41]+[.F38]+[.F26]+[.F22]+[.F12]+[.F10]+[.F5]" ns41:value-type="float" table:style-name="TL Data" office:value="4" office:value-type="float">
            <text:p>4</text:p>
          </table:table-cell>
          <table:table-cell table:formula="of:=[.G144]+[.G137]+[.G133]+[.G131]+[.G128]+[.G126]+[.G122]+[.G119]+[.G114]+[.G109]+[.G106]+[.G97]+[.G93]+[.G89]+[.G78]+[.G70]+[.G67]+[.G65]+[.G62]+[.G55]+[.G49]+[.G46]+[.G44]+[.G41]+[.G38]+[.G26]+[.G22]+[.G12]+[.G10]+[.G5]" ns41:value-type="float" table:style-name="TL Data" office:value="3" office:value-type="float">
            <text:p>3</text:p>
          </table:table-cell>
          <table:table-cell table:formula="of:=[.H144]+[.H137]+[.H133]+[.H131]+[.H128]+[.H126]+[.H122]+[.H119]+[.H114]+[.H109]+[.H106]+[.H97]+[.H93]+[.H89]+[.H78]+[.H70]+[.H67]+[.H65]+[.H62]+[.H55]+[.H49]+[.H46]+[.H44]+[.H41]+[.H38]+[.H26]+[.H22]+[.H12]+[.H10]+[.H5]" ns41:value-type="float" table:style-name="TL Data" office:value="3" office:value-type="float">
            <text:p>3</text:p>
          </table:table-cell>
          <table:table-cell table:formula="of:=[.I144]+[.I137]+[.I133]+[.I131]+[.I128]+[.I126]+[.I122]+[.I119]+[.I114]+[.I109]+[.I106]+[.I97]+[.I93]+[.I89]+[.I78]+[.I70]+[.I67]+[.I65]+[.I62]+[.I55]+[.I49]+[.I46]+[.I44]+[.I41]+[.I38]+[.I26]+[.I22]+[.I12]+[.I10]+[.I5]" ns41:value-type="float" table:style-name="TL Data" office:value="2" office:value-type="float">
            <text:p>2</text:p>
          </table:table-cell>
          <table:table-cell table:formula="of:=[.J144]+[.J137]+[.J133]+[.J131]+[.J128]+[.J126]+[.J122]+[.J119]+[.J114]+[.J109]+[.J106]+[.J97]+[.J93]+[.J89]+[.J78]+[.J70]+[.J67]+[.J65]+[.J62]+[.J55]+[.J49]+[.J46]+[.J44]+[.J41]+[.J38]+[.J26]+[.J22]+[.J12]+[.J10]+[.J5]" ns41:value-type="float" table:style-name="TL Data" office:value="1" office:value-type="float">
            <text:p>1</text:p>
          </table:table-cell>
          <table:table-cell table:formula="of:=[.K144]+[.K137]+[.K133]+[.K131]+[.K128]+[.K126]+[.K122]+[.K119]+[.K114]+[.K109]+[.K106]+[.K97]+[.K93]+[.K89]+[.K78]+[.K70]+[.K67]+[.K65]+[.K62]+[.K55]+[.K49]+[.K46]+[.K44]+[.K41]+[.K38]+[.K26]+[.K22]+[.K12]+[.K10]+[.K5]" ns41:value-type="float" table:style-name="TL Data" office:value="0" office:value-type="float">
            <text:p>0</text:p>
          </table:table-cell>
          <table:table-cell table:formula="of:=[.L144]+[.L137]+[.L133]+[.L131]+[.L128]+[.L126]+[.L122]+[.L119]+[.L114]+[.L109]+[.L106]+[.L97]+[.L93]+[.L89]+[.L78]+[.L70]+[.L67]+[.L65]+[.L62]+[.L55]+[.L49]+[.L46]+[.L44]+[.L41]+[.L38]+[.L26]+[.L22]+[.L12]+[.L10]+[.L5]" ns41:value-type="float" table:style-name="TL Data" office:value="1" office:value-type="float">
            <text:p>1</text:p>
          </table:table-cell>
          <table:table-cell table:formula="of:=[.M144]+[.M137]+[.M133]+[.M131]+[.M128]+[.M126]+[.M122]+[.M119]+[.M114]+[.M109]+[.M106]+[.M97]+[.M93]+[.M89]+[.M78]+[.M70]+[.M67]+[.M65]+[.M62]+[.M55]+[.M49]+[.M46]+[.M44]+[.M41]+[.M38]+[.M26]+[.M22]+[.M12]+[.M10]+[.M5]" ns41:value-type="float" table:style-name="TL Data" office:value="8" office:value-type="float">
            <text:p>8</text:p>
          </table:table-cell>
          <table:table-cell table:formula="of:=[.N144]+[.N137]+[.N133]+[.N131]+[.N128]+[.N126]+[.N122]+[.N119]+[.N114]+[.N109]+[.N106]+[.N97]+[.N93]+[.N89]+[.N78]+[.N70]+[.N67]+[.N65]+[.N62]+[.N55]+[.N49]+[.N46]+[.N44]+[.N41]+[.N38]+[.N26]+[.N22]+[.N12]+[.N10]+[.N5]" ns41:value-type="float" table:style-name="TL Data" office:value="3" office:value-type="float">
            <text:p>3</text:p>
          </table:table-cell>
          <table:table-cell table:formula="of:=[.O144]+[.O137]+[.O133]+[.O131]+[.O128]+[.O126]+[.O122]+[.O119]+[.O114]+[.O109]+[.O106]+[.O97]+[.O93]+[.O89]+[.O78]+[.O70]+[.O67]+[.O65]+[.O62]+[.O55]+[.O49]+[.O46]+[.O44]+[.O41]+[.O38]+[.O26]+[.O22]+[.O12]+[.O10]+[.O5]" ns41:value-type="float" table:style-name="TL Data" office:value="0" office:value-type="float">
            <text:p>0</text:p>
          </table:table-cell>
          <table:table-cell table:formula="of:=[.P144]+[.P137]+[.P133]+[.P131]+[.P128]+[.P126]+[.P122]+[.P119]+[.P114]+[.P109]+[.P106]+[.P97]+[.P93]+[.P89]+[.P78]+[.P70]+[.P67]+[.P65]+[.P62]+[.P55]+[.P49]+[.P46]+[.P44]+[.P41]+[.P38]+[.P26]+[.P22]+[.P12]+[.P10]+[.P5]" ns41:value-type="float" table:style-name="TL Data" office:value="4" office:value-type="float">
            <text:p>4</text:p>
          </table:table-cell>
          <table:table-cell table:formula="of:=[.Q144]+[.Q137]+[.Q133]+[.Q131]+[.Q128]+[.Q126]+[.Q122]+[.Q119]+[.Q114]+[.Q109]+[.Q106]+[.Q97]+[.Q93]+[.Q89]+[.Q78]+[.Q70]+[.Q67]+[.Q65]+[.Q62]+[.Q55]+[.Q49]+[.Q46]+[.Q44]+[.Q41]+[.Q38]+[.Q26]+[.Q22]+[.Q12]+[.Q10]+[.Q5]" ns41:value-type="float" table:style-name="TL Data" office:value="6" office:value-type="float">
            <text:p>6</text:p>
          </table:table-cell>
          <table:table-cell table:formula="of:=[.R144]+[.R137]+[.R133]+[.R131]+[.R128]+[.R126]+[.R122]+[.R119]+[.R114]+[.R109]+[.R106]+[.R97]+[.R93]+[.R89]+[.R78]+[.R70]+[.R67]+[.R65]+[.R62]+[.R55]+[.R49]+[.R46]+[.R44]+[.R41]+[.R38]+[.R26]+[.R22]+[.R12]+[.R10]+[.R5]" ns41:value-type="float" table:style-name="TL Data" office:value="3" office:value-type="float">
            <text:p>3</text:p>
          </table:table-cell>
          <table:table-cell table:formula="of:=[.S144]+[.S137]+[.S133]+[.S131]+[.S128]+[.S126]+[.S122]+[.S119]+[.S114]+[.S109]+[.S106]+[.S97]+[.S93]+[.S89]+[.S78]+[.S70]+[.S67]+[.S65]+[.S62]+[.S55]+[.S49]+[.S46]+[.S44]+[.S41]+[.S38]+[.S26]+[.S22]+[.S12]+[.S10]+[.S5]" ns41:value-type="float" table:style-name="TL Data" office:value="72" office:value-type="float">
            <text:p>72</text:p>
          </table:table-cell>
          <table:table-cell table:formula="of:=[.T144]+[.T137]+[.T133]+[.T131]+[.T128]+[.T126]+[.T122]+[.T119]+[.T114]+[.T109]+[.T106]+[.T97]+[.T93]+[.T89]+[.T78]+[.T70]+[.T67]+[.T65]+[.T62]+[.T55]+[.T49]+[.T46]+[.T44]+[.T41]+[.T38]+[.T26]+[.T22]+[.T12]+[.T10]+[.T5]" ns41:value-type="float" table:style-name="TL Data" office:value="1" office:value-type="float">
            <text:p>1</text:p>
          </table:table-cell>
          <table:table-cell table:formula="of:=[.U144]+[.U137]+[.U133]+[.U131]+[.U128]+[.U126]+[.U122]+[.U119]+[.U114]+[.U109]+[.U106]+[.U97]+[.U93]+[.U89]+[.U78]+[.U70]+[.U67]+[.U65]+[.U62]+[.U55]+[.U49]+[.U46]+[.U44]+[.U41]+[.U38]+[.U26]+[.U22]+[.U12]+[.U10]+[.U5]" ns41:value-type="float" table:style-name="TL Data" office:value="0" office:value-type="float">
            <text:p>0</text:p>
          </table:table-cell>
          <table:table-cell table:formula="of:=[.V144]+[.V137]+[.V133]+[.V131]+[.V128]+[.V126]+[.V122]+[.V119]+[.V114]+[.V109]+[.V106]+[.V97]+[.V93]+[.V89]+[.V78]+[.V70]+[.V67]+[.V65]+[.V62]+[.V55]+[.V49]+[.V46]+[.V44]+[.V41]+[.V38]+[.V26]+[.V22]+[.V12]+[.V10]+[.V5]" ns41:value-type="float" table:style-name="TL Data" office:value="5" office:value-type="float">
            <text:p>5</text:p>
          </table:table-cell>
          <table:table-cell table:formula="of:=[.W144]+[.W137]+[.W133]+[.W131]+[.W128]+[.W126]+[.W122]+[.W119]+[.W114]+[.W109]+[.W106]+[.W97]+[.W93]+[.W89]+[.W78]+[.W70]+[.W67]+[.W65]+[.W62]+[.W55]+[.W49]+[.W46]+[.W44]+[.W41]+[.W38]+[.W26]+[.W22]+[.W12]+[.W10]+[.W5]" ns41:value-type="float" table:style-name="TL Data" office:value="3" office:value-type="float">
            <text:p>3</text:p>
          </table:table-cell>
          <table:table-cell table:formula="of:=[.X144]+[.X137]+[.X133]+[.X131]+[.X128]+[.X126]+[.X122]+[.X119]+[.X114]+[.X109]+[.X106]+[.X97]+[.X93]+[.X89]+[.X78]+[.X70]+[.X67]+[.X65]+[.X62]+[.X55]+[.X49]+[.X46]+[.X44]+[.X41]+[.X38]+[.X26]+[.X22]+[.X12]+[.X10]+[.X5]" ns41:value-type="float" table:style-name="TL Data" office:value="0" office:value-type="float">
            <text:p>0</text:p>
          </table:table-cell>
          <table:table-cell table:formula="of:=[.Y144]+[.Y137]+[.Y133]+[.Y131]+[.Y128]+[.Y126]+[.Y122]+[.Y119]+[.Y114]+[.Y109]+[.Y106]+[.Y97]+[.Y93]+[.Y89]+[.Y78]+[.Y70]+[.Y67]+[.Y65]+[.Y62]+[.Y55]+[.Y49]+[.Y46]+[.Y44]+[.Y41]+[.Y38]+[.Y26]+[.Y22]+[.Y12]+[.Y10]+[.Y5]" ns41:value-type="float" table:style-name="TL Data" office:value-type="float" office:value="131">
            <text:p>13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formula="of:=[.D138]+[.D134]+[.D110]+[.D98]+[.D68]+[.D27]" ns41:value-type="float" table:style-name="TL Data" office:value-type="float" office:value="0">
            <text:p>0</text:p>
          </table:table-cell>
          <table:table-cell table:formula="of:=[.E138]+[.E134]+[.E110]+[.E98]+[.E68]+[.E27]" ns41:value-type="float" table:style-name="TL Data" office:value="5" office:value-type="float">
            <text:p>5</text:p>
          </table:table-cell>
          <table:table-cell table:formula="of:=[.F138]+[.F134]+[.F110]+[.F98]+[.F68]+[.F27]" ns41:value-type="float" table:style-name="TL Data" office:value="0" office:value-type="float">
            <text:p>0</text:p>
          </table:table-cell>
          <table:table-cell table:formula="of:=[.G138]+[.G134]+[.G110]+[.G98]+[.G68]+[.G27]" ns41:value-type="float" table:style-name="TL Data" office:value="0" office:value-type="float">
            <text:p>0</text:p>
          </table:table-cell>
          <table:table-cell table:formula="of:=[.H138]+[.H134]+[.H110]+[.H98]+[.H68]+[.H27]" ns41:value-type="float" table:style-name="TL Data" office:value="0" office:value-type="float">
            <text:p>0</text:p>
          </table:table-cell>
          <table:table-cell table:formula="of:=[.I138]+[.I134]+[.I110]+[.I98]+[.I68]+[.I27]" ns41:value-type="float" table:style-name="TL Data" office:value="0" office:value-type="float">
            <text:p>0</text:p>
          </table:table-cell>
          <table:table-cell table:formula="of:=[.J138]+[.J134]+[.J110]+[.J98]+[.J68]+[.J27]" ns41:value-type="float" table:style-name="TL Data" office:value="0" office:value-type="float">
            <text:p>0</text:p>
          </table:table-cell>
          <table:table-cell table:formula="of:=[.K138]+[.K134]+[.K110]+[.K98]+[.K68]+[.K27]" ns41:value-type="float" table:style-name="TL Data" office:value="0" office:value-type="float">
            <text:p>0</text:p>
          </table:table-cell>
          <table:table-cell table:formula="of:=[.L138]+[.L134]+[.L110]+[.L98]+[.L68]+[.L27]" ns41:value-type="float" table:style-name="TL Data" office:value="0" office:value-type="float">
            <text:p>0</text:p>
          </table:table-cell>
          <table:table-cell table:formula="of:=[.M138]+[.M134]+[.M110]+[.M98]+[.M68]+[.M27]" ns41:value-type="float" table:style-name="TL Data" office:value="2" office:value-type="float">
            <text:p>2</text:p>
          </table:table-cell>
          <table:table-cell table:formula="of:=[.N138]+[.N134]+[.N110]+[.N98]+[.N68]+[.N27]" ns41:value-type="float" table:style-name="TL Data" office:value="0" office:value-type="float">
            <text:p>0</text:p>
          </table:table-cell>
          <table:table-cell table:formula="of:=[.O138]+[.O134]+[.O110]+[.O98]+[.O68]+[.O27]" ns41:value-type="float" table:style-name="TL Data" office:value="0" office:value-type="float">
            <text:p>0</text:p>
          </table:table-cell>
          <table:table-cell table:formula="of:=[.P138]+[.P134]+[.P110]+[.P98]+[.P68]+[.P27]" ns41:value-type="float" table:style-name="TL Data" office:value="1" office:value-type="float">
            <text:p>1</text:p>
          </table:table-cell>
          <table:table-cell table:formula="of:=[.Q138]+[.Q134]+[.Q110]+[.Q98]+[.Q68]+[.Q27]" ns41:value-type="float" table:style-name="TL Data" office:value="0" office:value-type="float">
            <text:p>0</text:p>
          </table:table-cell>
          <table:table-cell table:formula="of:=[.R138]+[.R134]+[.R110]+[.R98]+[.R68]+[.R27]" ns41:value-type="float" table:style-name="TL Data" office:value="1" office:value-type="float">
            <text:p>1</text:p>
          </table:table-cell>
          <table:table-cell table:formula="of:=[.S138]+[.S134]+[.S110]+[.S98]+[.S68]+[.S27]" ns41:value-type="float" table:style-name="TL Data" office:value="10" office:value-type="float">
            <text:p>10</text:p>
          </table:table-cell>
          <table:table-cell table:formula="of:=[.T138]+[.T134]+[.T110]+[.T98]+[.T68]+[.T27]" ns41:value-type="float" table:style-name="TL Data" office:value="0" office:value-type="float">
            <text:p>0</text:p>
          </table:table-cell>
          <table:table-cell table:formula="of:=[.U138]+[.U134]+[.U110]+[.U98]+[.U68]+[.U27]" ns41:value-type="float" table:style-name="TL Data" office:value="0" office:value-type="float">
            <text:p>0</text:p>
          </table:table-cell>
          <table:table-cell table:formula="of:=[.V138]+[.V134]+[.V110]+[.V98]+[.V68]+[.V27]" ns41:value-type="float" table:style-name="TL Data" office:value="2" office:value-type="float">
            <text:p>2</text:p>
          </table:table-cell>
          <table:table-cell table:formula="of:=[.W138]+[.W134]+[.W110]+[.W98]+[.W68]+[.W27]" ns41:value-type="float" table:style-name="TL Data" office:value="0" office:value-type="float">
            <text:p>0</text:p>
          </table:table-cell>
          <table:table-cell table:formula="of:=[.X138]+[.X134]+[.X110]+[.X98]+[.X68]+[.X27]" ns41:value-type="float" table:style-name="TL Data" office:value="0" office:value-type="float">
            <text:p>0</text:p>
          </table:table-cell>
          <table:table-cell table:formula="of:=[.Y138]+[.Y134]+[.Y110]+[.Y98]+[.Y68]+[.Y27]" ns41:value-type="float" table:style-name="TL Data" office:value-type="float" office:value="21">
            <text:p>21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formula="of:=[.D6]+[.D13]+[.D16]+[.D17]+[.D19]+[.D23]+[.D25]+[.D30]+[.D34]+[.D36]+[.D37]+[.D39]+[.D42]+[.D47]+[.D51]+[.D53]+[.D54]+[.D58]+[.D63]+[.D69]+[.D75]+[.D80]+[.D83]+[.D84]+[.D85]+[.D86]+[.D94]+[.D95]+[.D99]+[.D108]+[.D111]+[.D112]+[.D113]+[.D117]+[.D120]+[.D123]+[.D124]+[.D129]+[.D132]+[.D135]+[.D139]+[.D141]+[.D142]+[.D147]+[.D149]" ns41:value-type="float" table:style-name="TL Data" office:value-type="float" office:value="1">
            <text:p>1</text:p>
          </table:table-cell>
          <table:table-cell table:formula="of:=[.E6]+[.E13]+[.E16]+[.E17]+[.E19]+[.E23]+[.E25]+[.E30]+[.E34]+[.E36]+[.E37]+[.E39]+[.E42]+[.E47]+[.E51]+[.E53]+[.E54]+[.E58]+[.E63]+[.E69]+[.E75]+[.E80]+[.E83]+[.E84]+[.E85]+[.E86]+[.E94]+[.E95]+[.E99]+[.E108]+[.E111]+[.E112]+[.E113]+[.E117]+[.E120]+[.E123]+[.E124]+[.E129]+[.E132]+[.E135]+[.E139]+[.E141]+[.E142]+[.E147]+[.E149]" ns41:value-type="float" table:style-name="TL Data" office:value="0" office:value-type="float">
            <text:p>0</text:p>
          </table:table-cell>
          <table:table-cell table:formula="of:=[.F6]+[.F13]+[.F16]+[.F17]+[.F19]+[.F23]+[.F25]+[.F30]+[.F34]+[.F36]+[.F37]+[.F39]+[.F42]+[.F47]+[.F51]+[.F53]+[.F54]+[.F58]+[.F63]+[.F69]+[.F75]+[.F80]+[.F83]+[.F84]+[.F85]+[.F86]+[.F94]+[.F95]+[.F99]+[.F108]+[.F111]+[.F112]+[.F113]+[.F117]+[.F120]+[.F123]+[.F124]+[.F129]+[.F132]+[.F135]+[.F139]+[.F141]+[.F142]+[.F147]+[.F149]" ns41:value-type="float" table:style-name="TL Data" office:value="0" office:value-type="float">
            <text:p>0</text:p>
          </table:table-cell>
          <table:table-cell table:formula="of:=[.G6]+[.G13]+[.G16]+[.G17]+[.G19]+[.G23]+[.G25]+[.G30]+[.G34]+[.G36]+[.G37]+[.G39]+[.G42]+[.G47]+[.G51]+[.G53]+[.G54]+[.G58]+[.G63]+[.G69]+[.G75]+[.G80]+[.G83]+[.G84]+[.G85]+[.G86]+[.G94]+[.G95]+[.G99]+[.G108]+[.G111]+[.G112]+[.G113]+[.G117]+[.G120]+[.G123]+[.G124]+[.G129]+[.G132]+[.G135]+[.G139]+[.G141]+[.G142]+[.G147]+[.G149]" ns41:value-type="float" table:style-name="TL Data" office:value="0" office:value-type="float">
            <text:p>0</text:p>
          </table:table-cell>
          <table:table-cell table:formula="of:=[.H6]+[.H13]+[.H16]+[.H17]+[.H19]+[.H23]+[.H25]+[.H30]+[.H34]+[.H36]+[.H37]+[.H39]+[.H42]+[.H47]+[.H51]+[.H53]+[.H54]+[.H58]+[.H63]+[.H69]+[.H75]+[.H80]+[.H83]+[.H84]+[.H85]+[.H86]+[.H94]+[.H95]+[.H99]+[.H108]+[.H111]+[.H112]+[.H113]+[.H117]+[.H120]+[.H123]+[.H124]+[.H129]+[.H132]+[.H135]+[.H139]+[.H141]+[.H142]+[.H147]+[.H149]" ns41:value-type="float" table:style-name="TL Data" office:value="0" office:value-type="float">
            <text:p>0</text:p>
          </table:table-cell>
          <table:table-cell table:formula="of:=[.I6]+[.I13]+[.I16]+[.I17]+[.I19]+[.I23]+[.I25]+[.I30]+[.I34]+[.I36]+[.I37]+[.I39]+[.I42]+[.I47]+[.I51]+[.I53]+[.I54]+[.I58]+[.I63]+[.I69]+[.I75]+[.I80]+[.I83]+[.I84]+[.I85]+[.I86]+[.I94]+[.I95]+[.I99]+[.I108]+[.I111]+[.I112]+[.I113]+[.I117]+[.I120]+[.I123]+[.I124]+[.I129]+[.I132]+[.I135]+[.I139]+[.I141]+[.I142]+[.I147]+[.I149]" ns41:value-type="float" table:style-name="TL Data" office:value="0" office:value-type="float">
            <text:p>0</text:p>
          </table:table-cell>
          <table:table-cell table:formula="of:=[.J6]+[.J13]+[.J16]+[.J17]+[.J19]+[.J23]+[.J25]+[.J30]+[.J34]+[.J36]+[.J37]+[.J39]+[.J42]+[.J47]+[.J51]+[.J53]+[.J54]+[.J58]+[.J63]+[.J69]+[.J75]+[.J80]+[.J83]+[.J84]+[.J85]+[.J86]+[.J94]+[.J95]+[.J99]+[.J108]+[.J111]+[.J112]+[.J113]+[.J117]+[.J120]+[.J123]+[.J124]+[.J129]+[.J132]+[.J135]+[.J139]+[.J141]+[.J142]+[.J147]+[.J149]" ns41:value-type="float" table:style-name="TL Data" office:value="0" office:value-type="float">
            <text:p>0</text:p>
          </table:table-cell>
          <table:table-cell table:formula="of:=[.K6]+[.K13]+[.K16]+[.K17]+[.K19]+[.K23]+[.K25]+[.K30]+[.K34]+[.K36]+[.K37]+[.K39]+[.K42]+[.K47]+[.K51]+[.K53]+[.K54]+[.K58]+[.K63]+[.K69]+[.K75]+[.K80]+[.K83]+[.K84]+[.K85]+[.K86]+[.K94]+[.K95]+[.K99]+[.K108]+[.K111]+[.K112]+[.K113]+[.K117]+[.K120]+[.K123]+[.K124]+[.K129]+[.K132]+[.K135]+[.K139]+[.K141]+[.K142]+[.K147]+[.K149]" ns41:value-type="float" table:style-name="TL Data" office:value="1" office:value-type="float">
            <text:p>1</text:p>
          </table:table-cell>
          <table:table-cell table:formula="of:=[.L6]+[.L13]+[.L16]+[.L17]+[.L19]+[.L23]+[.L25]+[.L30]+[.L34]+[.L36]+[.L37]+[.L39]+[.L42]+[.L47]+[.L51]+[.L53]+[.L54]+[.L58]+[.L63]+[.L69]+[.L75]+[.L80]+[.L83]+[.L84]+[.L85]+[.L86]+[.L94]+[.L95]+[.L99]+[.L108]+[.L111]+[.L112]+[.L113]+[.L117]+[.L120]+[.L123]+[.L124]+[.L129]+[.L132]+[.L135]+[.L139]+[.L141]+[.L142]+[.L147]+[.L149]" ns41:value-type="float" table:style-name="TL Data" office:value="0" office:value-type="float">
            <text:p>0</text:p>
          </table:table-cell>
          <table:table-cell table:formula="of:=[.M6]+[.M13]+[.M16]+[.M17]+[.M19]+[.M23]+[.M25]+[.M30]+[.M34]+[.M36]+[.M37]+[.M39]+[.M42]+[.M47]+[.M51]+[.M53]+[.M54]+[.M58]+[.M63]+[.M69]+[.M75]+[.M80]+[.M83]+[.M84]+[.M85]+[.M86]+[.M94]+[.M95]+[.M99]+[.M108]+[.M111]+[.M112]+[.M113]+[.M117]+[.M120]+[.M123]+[.M124]+[.M129]+[.M132]+[.M135]+[.M139]+[.M141]+[.M142]+[.M147]+[.M149]" ns41:value-type="float" table:style-name="TL Data" office:value="0" office:value-type="float">
            <text:p>0</text:p>
          </table:table-cell>
          <table:table-cell table:formula="of:=[.N6]+[.N13]+[.N16]+[.N17]+[.N19]+[.N23]+[.N25]+[.N30]+[.N34]+[.N36]+[.N37]+[.N39]+[.N42]+[.N47]+[.N51]+[.N53]+[.N54]+[.N58]+[.N63]+[.N69]+[.N75]+[.N80]+[.N83]+[.N84]+[.N85]+[.N86]+[.N94]+[.N95]+[.N99]+[.N108]+[.N111]+[.N112]+[.N113]+[.N117]+[.N120]+[.N123]+[.N124]+[.N129]+[.N132]+[.N135]+[.N139]+[.N141]+[.N142]+[.N147]+[.N149]" ns41:value-type="float" table:style-name="TL Data" office:value="1" office:value-type="float">
            <text:p>1</text:p>
          </table:table-cell>
          <table:table-cell table:formula="of:=[.O6]+[.O13]+[.O16]+[.O17]+[.O19]+[.O23]+[.O25]+[.O30]+[.O34]+[.O36]+[.O37]+[.O39]+[.O42]+[.O47]+[.O51]+[.O53]+[.O54]+[.O58]+[.O63]+[.O69]+[.O75]+[.O80]+[.O83]+[.O84]+[.O85]+[.O86]+[.O94]+[.O95]+[.O99]+[.O108]+[.O111]+[.O112]+[.O113]+[.O117]+[.O120]+[.O123]+[.O124]+[.O129]+[.O132]+[.O135]+[.O139]+[.O141]+[.O142]+[.O147]+[.O149]" ns41:value-type="float" table:style-name="TL Data" office:value="0" office:value-type="float">
            <text:p>0</text:p>
          </table:table-cell>
          <table:table-cell table:formula="of:=[.P6]+[.P13]+[.P16]+[.P17]+[.P19]+[.P23]+[.P25]+[.P30]+[.P34]+[.P36]+[.P37]+[.P39]+[.P42]+[.P47]+[.P51]+[.P53]+[.P54]+[.P58]+[.P63]+[.P69]+[.P75]+[.P80]+[.P83]+[.P84]+[.P85]+[.P86]+[.P94]+[.P95]+[.P99]+[.P108]+[.P111]+[.P112]+[.P113]+[.P117]+[.P120]+[.P123]+[.P124]+[.P129]+[.P132]+[.P135]+[.P139]+[.P141]+[.P142]+[.P147]+[.P149]" ns41:value-type="float" table:style-name="TL Data" office:value="0" office:value-type="float">
            <text:p>0</text:p>
          </table:table-cell>
          <table:table-cell table:formula="of:=[.Q6]+[.Q13]+[.Q16]+[.Q17]+[.Q19]+[.Q23]+[.Q25]+[.Q30]+[.Q34]+[.Q36]+[.Q37]+[.Q39]+[.Q42]+[.Q47]+[.Q51]+[.Q53]+[.Q54]+[.Q58]+[.Q63]+[.Q69]+[.Q75]+[.Q80]+[.Q83]+[.Q84]+[.Q85]+[.Q86]+[.Q94]+[.Q95]+[.Q99]+[.Q108]+[.Q111]+[.Q112]+[.Q113]+[.Q117]+[.Q120]+[.Q123]+[.Q124]+[.Q129]+[.Q132]+[.Q135]+[.Q139]+[.Q141]+[.Q142]+[.Q147]+[.Q149]" ns41:value-type="float" table:style-name="TL Data" office:value="1" office:value-type="float">
            <text:p>1</text:p>
          </table:table-cell>
          <table:table-cell table:formula="of:=[.R6]+[.R13]+[.R16]+[.R17]+[.R19]+[.R23]+[.R25]+[.R30]+[.R34]+[.R36]+[.R37]+[.R39]+[.R42]+[.R47]+[.R51]+[.R53]+[.R54]+[.R58]+[.R63]+[.R69]+[.R75]+[.R80]+[.R83]+[.R84]+[.R85]+[.R86]+[.R94]+[.R95]+[.R99]+[.R108]+[.R111]+[.R112]+[.R113]+[.R117]+[.R120]+[.R123]+[.R124]+[.R129]+[.R132]+[.R135]+[.R139]+[.R141]+[.R142]+[.R147]+[.R149]" ns41:value-type="float" table:style-name="TL Data" office:value="1" office:value-type="float">
            <text:p>1</text:p>
          </table:table-cell>
          <table:table-cell table:formula="of:=[.S6]+[.S13]+[.S16]+[.S17]+[.S19]+[.S23]+[.S25]+[.S30]+[.S34]+[.S36]+[.S37]+[.S39]+[.S42]+[.S47]+[.S51]+[.S53]+[.S54]+[.S58]+[.S63]+[.S69]+[.S75]+[.S80]+[.S83]+[.S84]+[.S85]+[.S86]+[.S94]+[.S95]+[.S99]+[.S108]+[.S111]+[.S112]+[.S113]+[.S117]+[.S120]+[.S123]+[.S124]+[.S129]+[.S132]+[.S135]+[.S139]+[.S141]+[.S142]+[.S147]+[.S149]" ns41:value-type="float" table:style-name="TL Data" office:value="72" office:value-type="float">
            <text:p>72</text:p>
          </table:table-cell>
          <table:table-cell table:formula="of:=[.T6]+[.T13]+[.T16]+[.T17]+[.T19]+[.T23]+[.T25]+[.T30]+[.T34]+[.T36]+[.T37]+[.T39]+[.T42]+[.T47]+[.T51]+[.T53]+[.T54]+[.T58]+[.T63]+[.T69]+[.T75]+[.T80]+[.T83]+[.T84]+[.T85]+[.T86]+[.T94]+[.T95]+[.T99]+[.T108]+[.T111]+[.T112]+[.T113]+[.T117]+[.T120]+[.T123]+[.T124]+[.T129]+[.T132]+[.T135]+[.T139]+[.T141]+[.T142]+[.T147]+[.T149]" ns41:value-type="float" table:style-name="TL Data" office:value="3" office:value-type="float">
            <text:p>3</text:p>
          </table:table-cell>
          <table:table-cell table:formula="of:=[.U6]+[.U13]+[.U16]+[.U17]+[.U19]+[.U23]+[.U25]+[.U30]+[.U34]+[.U36]+[.U37]+[.U39]+[.U42]+[.U47]+[.U51]+[.U53]+[.U54]+[.U58]+[.U63]+[.U69]+[.U75]+[.U80]+[.U83]+[.U84]+[.U85]+[.U86]+[.U94]+[.U95]+[.U99]+[.U108]+[.U111]+[.U112]+[.U113]+[.U117]+[.U120]+[.U123]+[.U124]+[.U129]+[.U132]+[.U135]+[.U139]+[.U141]+[.U142]+[.U147]+[.U149]" ns41:value-type="float" table:style-name="TL Data" office:value="0" office:value-type="float">
            <text:p>0</text:p>
          </table:table-cell>
          <table:table-cell table:formula="of:=[.V6]+[.V13]+[.V16]+[.V17]+[.V19]+[.V23]+[.V25]+[.V30]+[.V34]+[.V36]+[.V37]+[.V39]+[.V42]+[.V47]+[.V51]+[.V53]+[.V54]+[.V58]+[.V63]+[.V69]+[.V75]+[.V80]+[.V83]+[.V84]+[.V85]+[.V86]+[.V94]+[.V95]+[.V99]+[.V108]+[.V111]+[.V112]+[.V113]+[.V117]+[.V120]+[.V123]+[.V124]+[.V129]+[.V132]+[.V135]+[.V139]+[.V141]+[.V142]+[.V147]+[.V149]" ns41:value-type="float" table:style-name="TL Data" office:value="0" office:value-type="float">
            <text:p>0</text:p>
          </table:table-cell>
          <table:table-cell table:formula="of:=[.W6]+[.W13]+[.W16]+[.W17]+[.W19]+[.W23]+[.W25]+[.W30]+[.W34]+[.W36]+[.W37]+[.W39]+[.W42]+[.W47]+[.W51]+[.W53]+[.W54]+[.W58]+[.W63]+[.W69]+[.W75]+[.W80]+[.W83]+[.W84]+[.W85]+[.W86]+[.W94]+[.W95]+[.W99]+[.W108]+[.W111]+[.W112]+[.W113]+[.W117]+[.W120]+[.W123]+[.W124]+[.W129]+[.W132]+[.W135]+[.W139]+[.W141]+[.W142]+[.W147]+[.W149]" ns41:value-type="float" table:style-name="TL Data" office:value="0" office:value-type="float">
            <text:p>0</text:p>
          </table:table-cell>
          <table:table-cell table:formula="of:=[.X6]+[.X13]+[.X16]+[.X17]+[.X19]+[.X23]+[.X25]+[.X30]+[.X34]+[.X36]+[.X37]+[.X39]+[.X42]+[.X47]+[.X51]+[.X53]+[.X54]+[.X58]+[.X63]+[.X69]+[.X75]+[.X80]+[.X83]+[.X84]+[.X85]+[.X86]+[.X94]+[.X95]+[.X99]+[.X108]+[.X111]+[.X112]+[.X113]+[.X117]+[.X120]+[.X123]+[.X124]+[.X129]+[.X132]+[.X135]+[.X139]+[.X141]+[.X142]+[.X147]+[.X149]" ns41:value-type="float" table:style-name="TL Data" office:value="0" office:value-type="float">
            <text:p>0</text:p>
          </table:table-cell>
          <table:table-cell table:formula="of:=[.Y6]+[.Y13]+[.Y16]+[.Y17]+[.Y19]+[.Y23]+[.Y25]+[.Y30]+[.Y34]+[.Y36]+[.Y37]+[.Y39]+[.Y42]+[.Y47]+[.Y51]+[.Y53]+[.Y54]+[.Y58]+[.Y63]+[.Y69]+[.Y75]+[.Y80]+[.Y83]+[.Y84]+[.Y85]+[.Y86]+[.Y94]+[.Y95]+[.Y99]+[.Y108]+[.Y111]+[.Y112]+[.Y113]+[.Y117]+[.Y120]+[.Y123]+[.Y124]+[.Y129]+[.Y132]+[.Y135]+[.Y139]+[.Y141]+[.Y142]+[.Y147]+[.Y149]" ns41:value-type="float" table:style-name="TL Data" office:value-type="float" office:value="80">
            <office:annotation draw:style-name="gr1" svg:height="2.031cm" draw:caption-point-y="0.75cm" svg:width="3.48cm" svg:x="47.679cm" draw:caption-point-x="-1.229cm" svg:y="71.03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2</text:span></text:p>
            </office:annotation>
            <text:p>80</text:p>
          </table:table-cell>
          <table:table-cell table:style-name="TL Metadata"/>
          <table:table-cell table:number-columns-repeated="998"/>
        </table:table-row>
        <table:table-row table:style-name="ro3">
          <table:table-cell ns41:value-type="string" table:style-name="TL HRowHeader" office:value-type="string">
            <text:p>Totaal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formula="of:=[.D7]+[.D8]+[.D9]+[.D11]+[.D14]+[.D15]+[.D20]+[.D24]+[.D28]+[.D29]+[.D31]+[.D32]+[.D33]+[.D35]+[.D40]+[.D43]+[.D45]+[.D48]+[.D50]+[.D52]+[.D56]+[.D57]+[.D59]+[.D60]+[.D61]+[.D64]+[.D66]+[.D71]+[.D72]+[.D73]+[.D74]+[.D76]+[.D77]+[.D79]+[.D81]+[.D87]+[.D88]+[.D90]+[.D91]+[.D92]+[.D100]+[.D101]+[.D102]+[.D103]+[.D104]+[.D105]+[.D107]+[.D115]+[.D116]+[.D118]+[.D121]+[.D125]+[.D127]+[.D130]+[.D136]+[.D140]+[.D143]+[.D145]+[.D146]+[.D148]+[.D150]" ns41:value-type="float" table:style-name="TL Data" office:value-type="float" office:value="0">
            <text:p>0</text:p>
          </table:table-cell>
          <table:table-cell table:formula="of:=[.E7]+[.E8]+[.E9]+[.E11]+[.E14]+[.E15]+[.E20]+[.E24]+[.E28]+[.E29]+[.E31]+[.E32]+[.E33]+[.E35]+[.E40]+[.E43]+[.E45]+[.E48]+[.E50]+[.E52]+[.E56]+[.E57]+[.E59]+[.E60]+[.E61]+[.E64]+[.E66]+[.E71]+[.E72]+[.E73]+[.E74]+[.E76]+[.E77]+[.E79]+[.E81]+[.E87]+[.E88]+[.E90]+[.E91]+[.E92]+[.E100]+[.E101]+[.E102]+[.E103]+[.E104]+[.E105]+[.E107]+[.E115]+[.E116]+[.E118]+[.E121]+[.E125]+[.E127]+[.E130]+[.E136]+[.E140]+[.E143]+[.E145]+[.E146]+[.E148]+[.E150]" ns41:value-type="float" table:style-name="TL Data" office:value="0" office:value-type="float">
            <text:p>0</text:p>
          </table:table-cell>
          <table:table-cell table:formula="of:=[.F7]+[.F8]+[.F9]+[.F11]+[.F14]+[.F15]+[.F20]+[.F24]+[.F28]+[.F29]+[.F31]+[.F32]+[.F33]+[.F35]+[.F40]+[.F43]+[.F45]+[.F48]+[.F50]+[.F52]+[.F56]+[.F57]+[.F59]+[.F60]+[.F61]+[.F64]+[.F66]+[.F71]+[.F72]+[.F73]+[.F74]+[.F76]+[.F77]+[.F79]+[.F81]+[.F87]+[.F88]+[.F90]+[.F91]+[.F92]+[.F100]+[.F101]+[.F102]+[.F103]+[.F104]+[.F105]+[.F107]+[.F115]+[.F116]+[.F118]+[.F121]+[.F125]+[.F127]+[.F130]+[.F136]+[.F140]+[.F143]+[.F145]+[.F146]+[.F148]+[.F150]" ns41:value-type="float" table:style-name="TL Data" office:value="0" office:value-type="float">
            <text:p>0</text:p>
          </table:table-cell>
          <table:table-cell table:formula="of:=[.G7]+[.G8]+[.G9]+[.G11]+[.G14]+[.G15]+[.G20]+[.G24]+[.G28]+[.G29]+[.G31]+[.G32]+[.G33]+[.G35]+[.G40]+[.G43]+[.G45]+[.G48]+[.G50]+[.G52]+[.G56]+[.G57]+[.G59]+[.G60]+[.G61]+[.G64]+[.G66]+[.G71]+[.G72]+[.G73]+[.G74]+[.G76]+[.G77]+[.G79]+[.G81]+[.G87]+[.G88]+[.G90]+[.G91]+[.G92]+[.G100]+[.G101]+[.G102]+[.G103]+[.G104]+[.G105]+[.G107]+[.G115]+[.G116]+[.G118]+[.G121]+[.G125]+[.G127]+[.G130]+[.G136]+[.G140]+[.G143]+[.G145]+[.G146]+[.G148]+[.G150]" ns41:value-type="float" table:style-name="TL Data" office:value="0" office:value-type="float">
            <text:p>0</text:p>
          </table:table-cell>
          <table:table-cell table:formula="of:=[.H7]+[.H8]+[.H9]+[.H11]+[.H14]+[.H15]+[.H20]+[.H24]+[.H28]+[.H29]+[.H31]+[.H32]+[.H33]+[.H35]+[.H40]+[.H43]+[.H45]+[.H48]+[.H50]+[.H52]+[.H56]+[.H57]+[.H59]+[.H60]+[.H61]+[.H64]+[.H66]+[.H71]+[.H72]+[.H73]+[.H74]+[.H76]+[.H77]+[.H79]+[.H81]+[.H87]+[.H88]+[.H90]+[.H91]+[.H92]+[.H100]+[.H101]+[.H102]+[.H103]+[.H104]+[.H105]+[.H107]+[.H115]+[.H116]+[.H118]+[.H121]+[.H125]+[.H127]+[.H130]+[.H136]+[.H140]+[.H143]+[.H145]+[.H146]+[.H148]+[.H150]" ns41:value-type="float" table:style-name="TL Data" office:value="0" office:value-type="float">
            <text:p>0</text:p>
          </table:table-cell>
          <table:table-cell table:formula="of:=[.I7]+[.I8]+[.I9]+[.I11]+[.I14]+[.I15]+[.I20]+[.I24]+[.I28]+[.I29]+[.I31]+[.I32]+[.I33]+[.I35]+[.I40]+[.I43]+[.I45]+[.I48]+[.I50]+[.I52]+[.I56]+[.I57]+[.I59]+[.I60]+[.I61]+[.I64]+[.I66]+[.I71]+[.I72]+[.I73]+[.I74]+[.I76]+[.I77]+[.I79]+[.I81]+[.I87]+[.I88]+[.I90]+[.I91]+[.I92]+[.I100]+[.I101]+[.I102]+[.I103]+[.I104]+[.I105]+[.I107]+[.I115]+[.I116]+[.I118]+[.I121]+[.I125]+[.I127]+[.I130]+[.I136]+[.I140]+[.I143]+[.I145]+[.I146]+[.I148]+[.I150]" ns41:value-type="float" table:style-name="TL Data" office:value="0" office:value-type="float">
            <text:p>0</text:p>
          </table:table-cell>
          <table:table-cell table:formula="of:=[.J7]+[.J8]+[.J9]+[.J11]+[.J14]+[.J15]+[.J20]+[.J24]+[.J28]+[.J29]+[.J31]+[.J32]+[.J33]+[.J35]+[.J40]+[.J43]+[.J45]+[.J48]+[.J50]+[.J52]+[.J56]+[.J57]+[.J59]+[.J60]+[.J61]+[.J64]+[.J66]+[.J71]+[.J72]+[.J73]+[.J74]+[.J76]+[.J77]+[.J79]+[.J81]+[.J87]+[.J88]+[.J90]+[.J91]+[.J92]+[.J100]+[.J101]+[.J102]+[.J103]+[.J104]+[.J105]+[.J107]+[.J115]+[.J116]+[.J118]+[.J121]+[.J125]+[.J127]+[.J130]+[.J136]+[.J140]+[.J143]+[.J145]+[.J146]+[.J148]+[.J150]" ns41:value-type="float" table:style-name="TL Data" office:value="0" office:value-type="float">
            <text:p>0</text:p>
          </table:table-cell>
          <table:table-cell table:formula="of:=[.K7]+[.K8]+[.K9]+[.K11]+[.K14]+[.K15]+[.K20]+[.K24]+[.K28]+[.K29]+[.K31]+[.K32]+[.K33]+[.K35]+[.K40]+[.K43]+[.K45]+[.K48]+[.K50]+[.K52]+[.K56]+[.K57]+[.K59]+[.K60]+[.K61]+[.K64]+[.K66]+[.K71]+[.K72]+[.K73]+[.K74]+[.K76]+[.K77]+[.K79]+[.K81]+[.K87]+[.K88]+[.K90]+[.K91]+[.K92]+[.K100]+[.K101]+[.K102]+[.K103]+[.K104]+[.K105]+[.K107]+[.K115]+[.K116]+[.K118]+[.K121]+[.K125]+[.K127]+[.K130]+[.K136]+[.K140]+[.K143]+[.K145]+[.K146]+[.K148]+[.K150]" ns41:value-type="float" table:style-name="TL Data" office:value="0" office:value-type="float">
            <text:p>0</text:p>
          </table:table-cell>
          <table:table-cell table:formula="of:=[.L7]+[.L8]+[.L9]+[.L11]+[.L14]+[.L15]+[.L20]+[.L24]+[.L28]+[.L29]+[.L31]+[.L32]+[.L33]+[.L35]+[.L40]+[.L43]+[.L45]+[.L48]+[.L50]+[.L52]+[.L56]+[.L57]+[.L59]+[.L60]+[.L61]+[.L64]+[.L66]+[.L71]+[.L72]+[.L73]+[.L74]+[.L76]+[.L77]+[.L79]+[.L81]+[.L87]+[.L88]+[.L90]+[.L91]+[.L92]+[.L100]+[.L101]+[.L102]+[.L103]+[.L104]+[.L105]+[.L107]+[.L115]+[.L116]+[.L118]+[.L121]+[.L125]+[.L127]+[.L130]+[.L136]+[.L140]+[.L143]+[.L145]+[.L146]+[.L148]+[.L150]" ns41:value-type="float" table:style-name="TL Data" office:value="0" office:value-type="float">
            <text:p>0</text:p>
          </table:table-cell>
          <table:table-cell table:formula="of:=[.M7]+[.M8]+[.M9]+[.M11]+[.M14]+[.M15]+[.M20]+[.M24]+[.M28]+[.M29]+[.M31]+[.M32]+[.M33]+[.M35]+[.M40]+[.M43]+[.M45]+[.M48]+[.M50]+[.M52]+[.M56]+[.M57]+[.M59]+[.M60]+[.M61]+[.M64]+[.M66]+[.M71]+[.M72]+[.M73]+[.M74]+[.M76]+[.M77]+[.M79]+[.M81]+[.M87]+[.M88]+[.M90]+[.M91]+[.M92]+[.M100]+[.M101]+[.M102]+[.M103]+[.M104]+[.M105]+[.M107]+[.M115]+[.M116]+[.M118]+[.M121]+[.M125]+[.M127]+[.M130]+[.M136]+[.M140]+[.M143]+[.M145]+[.M146]+[.M148]+[.M150]" ns41:value-type="float" table:style-name="TL Data" office:value="0" office:value-type="float">
            <text:p>0</text:p>
          </table:table-cell>
          <table:table-cell table:formula="of:=[.N7]+[.N8]+[.N9]+[.N11]+[.N14]+[.N15]+[.N20]+[.N24]+[.N28]+[.N29]+[.N31]+[.N32]+[.N33]+[.N35]+[.N40]+[.N43]+[.N45]+[.N48]+[.N50]+[.N52]+[.N56]+[.N57]+[.N59]+[.N60]+[.N61]+[.N64]+[.N66]+[.N71]+[.N72]+[.N73]+[.N74]+[.N76]+[.N77]+[.N79]+[.N81]+[.N87]+[.N88]+[.N90]+[.N91]+[.N92]+[.N100]+[.N101]+[.N102]+[.N103]+[.N104]+[.N105]+[.N107]+[.N115]+[.N116]+[.N118]+[.N121]+[.N125]+[.N127]+[.N130]+[.N136]+[.N140]+[.N143]+[.N145]+[.N146]+[.N148]+[.N150]" ns41:value-type="float" table:style-name="TL Data" office:value="0" office:value-type="float">
            <text:p>0</text:p>
          </table:table-cell>
          <table:table-cell table:formula="of:=[.O7]+[.O8]+[.O9]+[.O11]+[.O14]+[.O15]+[.O20]+[.O24]+[.O28]+[.O29]+[.O31]+[.O32]+[.O33]+[.O35]+[.O40]+[.O43]+[.O45]+[.O48]+[.O50]+[.O52]+[.O56]+[.O57]+[.O59]+[.O60]+[.O61]+[.O64]+[.O66]+[.O71]+[.O72]+[.O73]+[.O74]+[.O76]+[.O77]+[.O79]+[.O81]+[.O87]+[.O88]+[.O90]+[.O91]+[.O92]+[.O100]+[.O101]+[.O102]+[.O103]+[.O104]+[.O105]+[.O107]+[.O115]+[.O116]+[.O118]+[.O121]+[.O125]+[.O127]+[.O130]+[.O136]+[.O140]+[.O143]+[.O145]+[.O146]+[.O148]+[.O150]" ns41:value-type="float" table:style-name="TL Data" office:value="0" office:value-type="float">
            <text:p>0</text:p>
          </table:table-cell>
          <table:table-cell table:formula="of:=[.P7]+[.P8]+[.P9]+[.P11]+[.P14]+[.P15]+[.P20]+[.P24]+[.P28]+[.P29]+[.P31]+[.P32]+[.P33]+[.P35]+[.P40]+[.P43]+[.P45]+[.P48]+[.P50]+[.P52]+[.P56]+[.P57]+[.P59]+[.P60]+[.P61]+[.P64]+[.P66]+[.P71]+[.P72]+[.P73]+[.P74]+[.P76]+[.P77]+[.P79]+[.P81]+[.P87]+[.P88]+[.P90]+[.P91]+[.P92]+[.P100]+[.P101]+[.P102]+[.P103]+[.P104]+[.P105]+[.P107]+[.P115]+[.P116]+[.P118]+[.P121]+[.P125]+[.P127]+[.P130]+[.P136]+[.P140]+[.P143]+[.P145]+[.P146]+[.P148]+[.P150]" ns41:value-type="float" table:style-name="TL Data" office:value="0" office:value-type="float">
            <text:p>0</text:p>
          </table:table-cell>
          <table:table-cell table:formula="of:=[.Q7]+[.Q8]+[.Q9]+[.Q11]+[.Q14]+[.Q15]+[.Q20]+[.Q24]+[.Q28]+[.Q29]+[.Q31]+[.Q32]+[.Q33]+[.Q35]+[.Q40]+[.Q43]+[.Q45]+[.Q48]+[.Q50]+[.Q52]+[.Q56]+[.Q57]+[.Q59]+[.Q60]+[.Q61]+[.Q64]+[.Q66]+[.Q71]+[.Q72]+[.Q73]+[.Q74]+[.Q76]+[.Q77]+[.Q79]+[.Q81]+[.Q87]+[.Q88]+[.Q90]+[.Q91]+[.Q92]+[.Q100]+[.Q101]+[.Q102]+[.Q103]+[.Q104]+[.Q105]+[.Q107]+[.Q115]+[.Q116]+[.Q118]+[.Q121]+[.Q125]+[.Q127]+[.Q130]+[.Q136]+[.Q140]+[.Q143]+[.Q145]+[.Q146]+[.Q148]+[.Q150]" ns41:value-type="float" table:style-name="TL Data" office:value="0" office:value-type="float">
            <text:p>0</text:p>
          </table:table-cell>
          <table:table-cell table:formula="of:=[.R7]+[.R8]+[.R9]+[.R11]+[.R14]+[.R15]+[.R20]+[.R24]+[.R28]+[.R29]+[.R31]+[.R32]+[.R33]+[.R35]+[.R40]+[.R43]+[.R45]+[.R48]+[.R50]+[.R52]+[.R56]+[.R57]+[.R59]+[.R60]+[.R61]+[.R64]+[.R66]+[.R71]+[.R72]+[.R73]+[.R74]+[.R76]+[.R77]+[.R79]+[.R81]+[.R87]+[.R88]+[.R90]+[.R91]+[.R92]+[.R100]+[.R101]+[.R102]+[.R103]+[.R104]+[.R105]+[.R107]+[.R115]+[.R116]+[.R118]+[.R121]+[.R125]+[.R127]+[.R130]+[.R136]+[.R140]+[.R143]+[.R145]+[.R146]+[.R148]+[.R150]" ns41:value-type="float" table:style-name="TL Data" office:value="0" office:value-type="float">
            <text:p>0</text:p>
          </table:table-cell>
          <table:table-cell table:formula="of:=[.S7]+[.S8]+[.S9]+[.S11]+[.S14]+[.S15]+[.S20]+[.S24]+[.S28]+[.S29]+[.S31]+[.S32]+[.S33]+[.S35]+[.S40]+[.S43]+[.S45]+[.S48]+[.S50]+[.S52]+[.S56]+[.S57]+[.S59]+[.S60]+[.S61]+[.S64]+[.S66]+[.S71]+[.S72]+[.S73]+[.S74]+[.S76]+[.S77]+[.S79]+[.S81]+[.S87]+[.S88]+[.S90]+[.S91]+[.S92]+[.S100]+[.S101]+[.S102]+[.S103]+[.S104]+[.S105]+[.S107]+[.S115]+[.S116]+[.S118]+[.S121]+[.S125]+[.S127]+[.S130]+[.S136]+[.S140]+[.S143]+[.S145]+[.S146]+[.S148]+[.S150]" ns41:value-type="float" table:style-name="TL Data" office:value="115" office:value-type="float">
            <text:p>115</text:p>
          </table:table-cell>
          <table:table-cell table:formula="of:=[.T7]+[.T8]+[.T9]+[.T11]+[.T14]+[.T15]+[.T20]+[.T24]+[.T28]+[.T29]+[.T31]+[.T32]+[.T33]+[.T35]+[.T40]+[.T43]+[.T45]+[.T48]+[.T50]+[.T52]+[.T56]+[.T57]+[.T59]+[.T60]+[.T61]+[.T64]+[.T66]+[.T71]+[.T72]+[.T73]+[.T74]+[.T76]+[.T77]+[.T79]+[.T81]+[.T87]+[.T88]+[.T90]+[.T91]+[.T92]+[.T100]+[.T101]+[.T102]+[.T103]+[.T104]+[.T105]+[.T107]+[.T115]+[.T116]+[.T118]+[.T121]+[.T125]+[.T127]+[.T130]+[.T136]+[.T140]+[.T143]+[.T145]+[.T146]+[.T148]+[.T150]" ns41:value-type="float" table:style-name="TL Data" office:value="0" office:value-type="float">
            <text:p>0</text:p>
          </table:table-cell>
          <table:table-cell table:formula="of:=[.U7]+[.U8]+[.U9]+[.U11]+[.U14]+[.U15]+[.U20]+[.U24]+[.U28]+[.U29]+[.U31]+[.U32]+[.U33]+[.U35]+[.U40]+[.U43]+[.U45]+[.U48]+[.U50]+[.U52]+[.U56]+[.U57]+[.U59]+[.U60]+[.U61]+[.U64]+[.U66]+[.U71]+[.U72]+[.U73]+[.U74]+[.U76]+[.U77]+[.U79]+[.U81]+[.U87]+[.U88]+[.U90]+[.U91]+[.U92]+[.U100]+[.U101]+[.U102]+[.U103]+[.U104]+[.U105]+[.U107]+[.U115]+[.U116]+[.U118]+[.U121]+[.U125]+[.U127]+[.U130]+[.U136]+[.U140]+[.U143]+[.U145]+[.U146]+[.U148]+[.U150]" ns41:value-type="float" table:style-name="TL Data" office:value="0" office:value-type="float">
            <text:p>0</text:p>
          </table:table-cell>
          <table:table-cell table:formula="of:=[.V7]+[.V8]+[.V9]+[.V11]+[.V14]+[.V15]+[.V20]+[.V24]+[.V28]+[.V29]+[.V31]+[.V32]+[.V33]+[.V35]+[.V40]+[.V43]+[.V45]+[.V48]+[.V50]+[.V52]+[.V56]+[.V57]+[.V59]+[.V60]+[.V61]+[.V64]+[.V66]+[.V71]+[.V72]+[.V73]+[.V74]+[.V76]+[.V77]+[.V79]+[.V81]+[.V87]+[.V88]+[.V90]+[.V91]+[.V92]+[.V100]+[.V101]+[.V102]+[.V103]+[.V104]+[.V105]+[.V107]+[.V115]+[.V116]+[.V118]+[.V121]+[.V125]+[.V127]+[.V130]+[.V136]+[.V140]+[.V143]+[.V145]+[.V146]+[.V148]+[.V150]" ns41:value-type="float" table:style-name="TL Data" office:value="0" office:value-type="float">
            <text:p>0</text:p>
          </table:table-cell>
          <table:table-cell table:formula="of:=[.W7]+[.W8]+[.W9]+[.W11]+[.W14]+[.W15]+[.W20]+[.W24]+[.W28]+[.W29]+[.W31]+[.W32]+[.W33]+[.W35]+[.W40]+[.W43]+[.W45]+[.W48]+[.W50]+[.W52]+[.W56]+[.W57]+[.W59]+[.W60]+[.W61]+[.W64]+[.W66]+[.W71]+[.W72]+[.W73]+[.W74]+[.W76]+[.W77]+[.W79]+[.W81]+[.W87]+[.W88]+[.W90]+[.W91]+[.W92]+[.W100]+[.W101]+[.W102]+[.W103]+[.W104]+[.W105]+[.W107]+[.W115]+[.W116]+[.W118]+[.W121]+[.W125]+[.W127]+[.W130]+[.W136]+[.W140]+[.W143]+[.W145]+[.W146]+[.W148]+[.W150]" ns41:value-type="float" table:style-name="TL Data" office:value="0" office:value-type="float">
            <text:p>0</text:p>
          </table:table-cell>
          <table:table-cell table:formula="of:=[.X7]+[.X8]+[.X9]+[.X11]+[.X14]+[.X15]+[.X20]+[.X24]+[.X28]+[.X29]+[.X31]+[.X32]+[.X33]+[.X35]+[.X40]+[.X43]+[.X45]+[.X48]+[.X50]+[.X52]+[.X56]+[.X57]+[.X59]+[.X60]+[.X61]+[.X64]+[.X66]+[.X71]+[.X72]+[.X73]+[.X74]+[.X76]+[.X77]+[.X79]+[.X81]+[.X87]+[.X88]+[.X90]+[.X91]+[.X92]+[.X100]+[.X101]+[.X102]+[.X103]+[.X104]+[.X105]+[.X107]+[.X115]+[.X116]+[.X118]+[.X121]+[.X125]+[.X127]+[.X130]+[.X136]+[.X140]+[.X143]+[.X145]+[.X146]+[.X148]+[.X150]" ns41:value-type="float" table:style-name="TL Data" office:value="6" office:value-type="float">
            <text:p>6</text:p>
          </table:table-cell>
          <table:table-cell table:formula="of:=[.X155]+[.W155]+[.V155]+[.U155]+[.T155]+[.S155]+[.R155]+[.Q155]+[.P155]+[.O155]+[.N155]+[.M155]+[.L155]+[.K155]+[.J155]+[.I155]+[.H155]+[.G155]+[.F155]+[.E155]+[.D155]" ns41:value-type="float" table:style-name="TL Data" office:value-type="float" office:value="121">
            <office:annotation draw:style-name="gr1" svg:height="2.012cm" draw:caption-point-y="0.75cm" svg:width="3.48cm" svg:x="47.679cm" draw:caption-point-x="-1.229cm" svg:y="71.50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24</text:span></text:p>
            </office:annotation>
            <text:p>121</text:p>
          </table:table-cell>
          <table:table-cell table:style-name="TL Metadata"/>
          <table:table-cell table:number-columns-repeated="998"/>
        </table:table-row>
        <table:table-row table:style-name="ro1">
          <table:table-cell ns41:value-type="string" table:style-name="TL HRowHeader" office:value-type="string">
            <text:p>Algemeen Totaal</text:p>
          </table:table-cell>
          <table:table-cell table:style-name="TL HRowHeader"/>
          <table:table-cell/>
          <table:table-cell table:formula="of:=[.D152]+[.D153]+[.D154]+[.D155]" ns41:value-type="float" table:style-name="TL Data" office:value-type="float" office:value="9">
            <text:p>9</text:p>
          </table:table-cell>
          <table:table-cell table:formula="of:=[.E152]+[.E153]+[.E154]+[.E155]" ns41:value-type="float" table:style-name="TL Data" office:value-type="float" office:value="9">
            <text:p>9</text:p>
          </table:table-cell>
          <table:table-cell table:formula="of:=[.F152]+[.F153]+[.F154]+[.F155]" ns41:value-type="float" table:style-name="TL Data" office:value-type="float" office:value="4">
            <text:p>4</text:p>
          </table:table-cell>
          <table:table-cell table:formula="of:=[.G152]+[.G153]+[.G154]+[.G155]" ns41:value-type="float" table:style-name="TL Data" office:value-type="float" office:value="3">
            <text:p>3</text:p>
          </table:table-cell>
          <table:table-cell table:formula="of:=[.H152]+[.H153]+[.H154]+[.H155]" ns41:value-type="float" table:style-name="TL Data" office:value-type="float" office:value="3">
            <text:p>3</text:p>
          </table:table-cell>
          <table:table-cell table:formula="of:=[.I152]+[.I153]+[.I154]+[.I155]" ns41:value-type="float" table:style-name="TL Data" office:value-type="float" office:value="2">
            <text:p>2</text:p>
          </table:table-cell>
          <table:table-cell table:formula="of:=[.J152]+[.J153]+[.J154]+[.J155]" ns41:value-type="float" table:style-name="TL Data" office:value-type="float" office:value="1">
            <text:p>1</text:p>
          </table:table-cell>
          <table:table-cell table:formula="of:=[.K152]+[.K153]+[.K154]+[.K155]" ns41:value-type="float" table:style-name="TL Data" office:value-type="float" office:value="1">
            <text:p>1</text:p>
          </table:table-cell>
          <table:table-cell table:formula="of:=[.L152]+[.L153]+[.L154]+[.L155]" ns41:value-type="float" table:style-name="TL Data" office:value-type="float" office:value="1">
            <text:p>1</text:p>
          </table:table-cell>
          <table:table-cell table:formula="of:=[.M152]+[.M153]+[.M154]+[.M155]" ns41:value-type="float" table:style-name="TL Data" office:value-type="float" office:value="10">
            <text:p>10</text:p>
          </table:table-cell>
          <table:table-cell table:formula="of:=[.N152]+[.N153]+[.N154]+[.N155]" ns41:value-type="float" table:style-name="TL Data" office:value-type="float" office:value="4">
            <text:p>4</text:p>
          </table:table-cell>
          <table:table-cell table:formula="of:=[.O152]+[.O153]+[.O154]+[.O155]" ns41:value-type="float" table:style-name="TL Data" office:value-type="float" office:value="0">
            <text:p>0</text:p>
          </table:table-cell>
          <table:table-cell table:formula="of:=[.P152]+[.P153]+[.P154]+[.P155]" ns41:value-type="float" table:style-name="TL Data" office:value-type="float" office:value="5">
            <text:p>5</text:p>
          </table:table-cell>
          <table:table-cell table:formula="of:=[.Q152]+[.Q153]+[.Q154]+[.Q155]" ns41:value-type="float" table:style-name="TL Data" office:value-type="float" office:value="7">
            <text:p>7</text:p>
          </table:table-cell>
          <table:table-cell table:formula="of:=[.R152]+[.R153]+[.R154]+[.R155]" ns41:value-type="float" table:style-name="TL Data" office:value-type="float" office:value="5">
            <text:p>5</text:p>
          </table:table-cell>
          <table:table-cell table:formula="of:=[.S152]+[.S153]+[.S154]+[.S155]" ns41:value-type="float" table:style-name="TL Data" office:value-type="float" office:value="269">
            <text:p>269</text:p>
          </table:table-cell>
          <table:table-cell table:formula="of:=[.T152]+[.T153]+[.T154]+[.T155]" ns41:value-type="float" table:style-name="TL Data" office:value-type="float" office:value="4">
            <text:p>4</text:p>
          </table:table-cell>
          <table:table-cell table:formula="of:=[.U152]+[.U153]+[.U154]+[.U155]" ns41:value-type="float" table:style-name="TL Data" office:value-type="float" office:value="0">
            <text:p>0</text:p>
          </table:table-cell>
          <table:table-cell table:formula="of:=[.V152]+[.V153]+[.V154]+[.V155]" ns41:value-type="float" table:style-name="TL Data" office:value-type="float" office:value="7">
            <text:p>7</text:p>
          </table:table-cell>
          <table:table-cell table:formula="of:=[.W152]+[.W153]+[.W154]+[.W155]" ns41:value-type="float" table:style-name="TL Data" office:value-type="float" office:value="3">
            <text:p>3</text:p>
          </table:table-cell>
          <table:table-cell table:formula="of:=[.X152]+[.X153]+[.X154]+[.X155]" ns41:value-type="float" table:style-name="TL Data" office:value-type="float" office:value="6">
            <text:p>6</text:p>
          </table:table-cell>
          <table:table-cell table:formula="of:=[.Y152]+[.Y153]+[.Y154]+[.Y155]" ns41:value-type="float" table:style-name="TL Data" office:value-type="float" office:value="353">
            <text:p>353</text:p>
          </table:table-cell>
          <table:table-cell table:style-name="TL Metadata"/>
          <table:table-cell table:number-columns-repeated="998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$</number:text>
      <number:number number:grouping="true" number:decimal-places="0" number:min-integer-digits="1"/>
      <number:text/>
    </number:number-style>
    <number:number-style style:name="N132">
      <number:text>($</number:text>
      <number:number number:grouping="true" number:decimal-places="0" number:min-integer-digits="1"/>
      <number:text>)</number:text>
      <style:map style:condition="value()&gt;=0" style:apply-style-name="N132P0"/>
    </number:number-style>
    <number:number-style style:volatile="true" style:name="N133P0">
      <number:text>$</number:text>
      <number:number number:grouping="true" number:decimal-places="0" number:min-integer-digits="1"/>
      <number:text/>
    </number:number-style>
    <number:number-style style:name="N13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3P0"/>
    </number:number-style>
    <number:number-style style:volatile="true" style:name="N134P0">
      <number:text>$</number:text>
      <number:number number:grouping="true" number:decimal-places="2" number:min-integer-digits="1"/>
      <number:text/>
    </number:number-style>
    <number:number-style style:name="N134">
      <number:text>($</number:text>
      <number:number number:grouping="true" number:decimal-places="2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2" number:min-integer-digits="1"/>
      <number:text/>
    </number:number-style>
    <number:number-style style:name="N13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5P0"/>
    </number:number-style>
    <number:number-style style:volatile="true" style:name="N136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6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6P2">
      <number:text> $</number:text>
      <ns42:fill-character/>
      <number:text>- </number:text>
    </number:number-style>
    <number:text-style style:name="N136">
      <number:text/>
      <number:text-content/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volatile="true" style:name="N137P0">
      <number:text/>
      <ns42:fill-character/>
      <number:number number:grouping="true" number:decimal-places="0" number:min-integer-digits="1"/>
      <number:text/>
    </number:number-style>
    <number:number-style style:volatile="true" style:name="N137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7P2">
      <number:text/>
      <ns42:fill-character/>
      <number:text>- </number:text>
    </number:number-style>
    <number:text-style style:name="N137">
      <number:text/>
      <number:text-content/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volatile="true" style:name="N138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8P2">
      <number:text> $</number:text>
      <ns42:fill-character/>
      <number:text>-</number:text>
      <number:number number:decimal-places="0" number:min-integer-digits="0"/>
      <number:text/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2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9P2">
      <number:text/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£</number:text>
      <number:number number:grouping="true" number:decimal-places="0" number:min-integer-digits="1"/>
    </number:number-style>
    <number:number-style style:name="N140">
      <number:text>-£</number:text>
      <number:number number:grouping="true" number:decimal-places="0" number:min-integer-digits="1"/>
      <style:map style:condition="value()&gt;=0" style:apply-style-name="N140P0"/>
    </number:number-style>
    <number:number-style style:volatile="true" style:name="N141P0">
      <number:text>£</number:text>
      <number:number number:grouping="true" number:decimal-places="0" number:min-integer-digits="1"/>
    </number:number-style>
    <number:number-style style:name="N141">
      <style:text-properties fo:color="#ff0000"/>
      <number:text>-£</number:text>
      <number:number number:grouping="true" number:decimal-places="0" number:min-integer-digits="1"/>
      <style:map style:condition="value()&gt;=0" style:apply-style-name="N141P0"/>
    </number:number-style>
    <number:number-style style:volatile="true" style:name="N142P0">
      <number:text>£</number:text>
      <number:number number:grouping="true" number:decimal-places="2" number:min-integer-digits="1"/>
    </number:number-style>
    <number:number-style style:name="N142">
      <number:text>-£</number:text>
      <number:number number:grouping="true" number:decimal-places="2" number:min-integer-digits="1"/>
      <style:map style:condition="value()&gt;=0" style:apply-style-name="N142P0"/>
    </number:number-style>
    <number:number-style style:volatile="true" style:name="N143P0">
      <number:text>£</number:text>
      <number:number number:grouping="true" number:decimal-places="2" number:min-integer-digits="1"/>
    </number:number-style>
    <number:number-style style:name="N143">
      <style:text-properties fo:color="#ff0000"/>
      <number:text>-£</number:text>
      <number:number number:grouping="true" number:decimal-places="2" number:min-integer-digits="1"/>
      <style:map style:condition="value()&gt;=0" style:apply-style-name="N143P0"/>
    </number:number-style>
    <number:number-style style:volatile="true" style:name="N144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44P2">
      <number:text> £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6P2">
      <number:text> £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2T12:22:26</dc:date>
    <meta:print-date>2004-01-22T22:12:01</meta:print-date>
    <meta:document-statistic meta:object-count="0" meta:cell-count="719" meta:table-count="1"/>
    <meta:generator>ODFPY/1.3.0dev</meta:generator>
  </office:meta>
</office:document-meta>
</file>